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ndkreis/Kreis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inw.</text:p>
          </table:table-cell>
          <table:table-cell office:value-type="string" calcext:value-type="string">
            <text:p>Fl.in km²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Has_current_cases</text:p>
          </table:table-cell>
          <table:table-cell office:value-type="string" calcext:value-type="string">
            <text:p>implemented</text:p>
          </table:table-cell>
        </table:table-row>
        <table:table-row table:style-name="ro1">
          <table:table-cell office:value-type="string" calcext:value-type="string">
            <text:p>Ahrweiler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RP</text:p>
          </table:table-cell>
          <table:table-cell office:value-type="float" office:value="129727" calcext:value-type="float">
            <text:p>129727</text:p>
          </table:table-cell>
          <table:table-cell office:value-type="float" office:value="786.98" calcext:value-type="float">
            <text:p>786,98</text:p>
          </table:table-cell>
          <table:table-cell office:value-type="string" calcext:value-type="string">
            <text:p>https://www.kreis-ahrweiler.de/index.ph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ichach-Friedberg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BY</text:p>
          </table:table-cell>
          <table:table-cell office:value-type="float" office:value="133596" calcext:value-type="float">
            <text:p>133596</text:p>
          </table:table-cell>
          <table:table-cell office:value-type="float" office:value="780.33" calcext:value-type="float">
            <text:p>780,33</text:p>
          </table:table-cell>
          <table:table-cell office:value-type="string" calcext:value-type="string">
            <text:p>https://lra-aic-fdb.de/landratsamt/fachbereiche/abteilung-3-oeffentliche-sicherheit/gesundheitsamt/informationen-zum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lb-Donau-Kreis</text:p>
          </table:table-cell>
          <table:table-cell office:value-type="float" office:value="8425" calcext:value-type="float">
            <text:p>8425</text:p>
          </table:table-cell>
          <table:table-cell office:value-type="string" calcext:value-type="string">
            <text:p>BW</text:p>
          </table:table-cell>
          <table:table-cell office:value-type="float" office:value="196047" calcext:value-type="float">
            <text:p>196047</text:p>
          </table:table-cell>
          <table:table-cell office:value-type="float" office:value="1358.68" calcext:value-type="float">
            <text:p>1358,68</text:p>
          </table:table-cell>
          <table:table-cell table:style-name="ce1"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ltenburger Land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TH</text:p>
          </table:table-cell>
          <table:table-cell office:value-type="float" office:value="90118" calcext:value-type="float">
            <text:p>90118</text:p>
          </table:table-cell>
          <table:table-cell office:value-type="float" office:value="569.41" calcext:value-type="float">
            <text:p>569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nkirchen (Westerwald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RP</text:p>
          </table:table-cell>
          <table:table-cell office:value-type="float" office:value="128705" calcext:value-type="float">
            <text:p>128705</text:p>
          </table:table-cell>
          <table:table-cell office:value-type="float" office:value="641.99" calcext:value-type="float">
            <text:p>641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markkreis Salzwedel</text:p>
          </table:table-cell>
          <table:table-cell office:value-type="float" office:value="15081" calcext:value-type="float">
            <text:p>15081</text:p>
          </table:table-cell>
          <table:table-cell office:value-type="string" calcext:value-type="string">
            <text:p>ST</text:p>
          </table:table-cell>
          <table:table-cell office:value-type="float" office:value="83765" calcext:value-type="float">
            <text:p>83765</text:p>
          </table:table-cell>
          <table:table-cell office:value-type="float" office:value="2293.03" calcext:value-type="float">
            <text:p>2293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ötting</text:p>
          </table:table-cell>
          <table:table-cell office:value-type="float" office:value="9171" calcext:value-type="float">
            <text:p>9171</text:p>
          </table:table-cell>
          <table:table-cell office:value-type="string" calcext:value-type="string">
            <text:p>BY</text:p>
          </table:table-cell>
          <table:table-cell office:value-type="float" office:value="111210" calcext:value-type="float">
            <text:p>111210</text:p>
          </table:table-cell>
          <table:table-cell office:value-type="float" office:value="569.35" calcext:value-type="float">
            <text:p>569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zey-Worms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RP</text:p>
          </table:table-cell>
          <table:table-cell office:value-type="float" office:value="129244" calcext:value-type="float">
            <text:p>129244</text:p>
          </table:table-cell>
          <table:table-cell office:value-type="float" office:value="588.15" calcext:value-type="float">
            <text:p>588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g-Sulzbach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Y</text:p>
          </table:table-cell>
          <table:table-cell office:value-type="float" office:value="103109" calcext:value-type="float">
            <text:p>103109</text:p>
          </table:table-cell>
          <table:table-cell office:value-type="float" office:value="1255.75" calcext:value-type="float">
            <text:p>1255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merland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NI</text:p>
          </table:table-cell>
          <table:table-cell office:value-type="float" office:value="124071" calcext:value-type="float">
            <text:p>124071</text:p>
          </table:table-cell>
          <table:table-cell office:value-type="float" office:value="728.38" calcext:value-type="float">
            <text:p>728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lt-Bitterfeld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ST</text:p>
          </table:table-cell>
          <table:table-cell office:value-type="float" office:value="159854" calcext:value-type="float">
            <text:p>159854</text:p>
          </table:table-cell>
          <table:table-cell office:value-type="float" office:value="1453.52" calcext:value-type="float">
            <text:p>1453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bach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BY</text:p>
          </table:table-cell>
          <table:table-cell office:value-type="float" office:value="183949" calcext:value-type="float">
            <text:p>183949</text:p>
          </table:table-cell>
          <table:table-cell office:value-type="float" office:value="1971.84" calcext:value-type="float">
            <text:p>1971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haffenburg</text:p>
          </table:table-cell>
          <table:table-cell office:value-type="float" office:value="9671" calcext:value-type="float">
            <text:p>9671</text:p>
          </table:table-cell>
          <table:table-cell office:value-type="string" calcext:value-type="string">
            <text:p>BY</text:p>
          </table:table-cell>
          <table:table-cell office:value-type="float" office:value="174208" calcext:value-type="float">
            <text:p>174208</text:p>
          </table:table-cell>
          <table:table-cell office:value-type="float" office:value="699.15" calcext:value-type="float">
            <text:p>699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sburg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BY</text:p>
          </table:table-cell>
          <table:table-cell office:value-type="float" office:value="251534" calcext:value-type="float">
            <text:p>251534</text:p>
          </table:table-cell>
          <table:table-cell office:value-type="float" office:value="1071.13" calcext:value-type="float">
            <text:p>107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rich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NI</text:p>
          </table:table-cell>
          <table:table-cell office:value-type="float" office:value="189848" calcext:value-type="float">
            <text:p>189848</text:p>
          </table:table-cell>
          <table:table-cell office:value-type="float" office:value="1287.31" calcext:value-type="float">
            <text:p>1287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Dürkheim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RP</text:p>
          </table:table-cell>
          <table:table-cell office:value-type="float" office:value="132660" calcext:value-type="float">
            <text:p>132660</text:p>
          </table:table-cell>
          <table:table-cell office:value-type="float" office:value="594.76" calcext:value-type="float">
            <text:p>594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Kissingen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BY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36.96" calcext:value-type="float">
            <text:p>1136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Kreuznach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RP</text:p>
          </table:table-cell>
          <table:table-cell office:value-type="float" office:value="158080" calcext:value-type="float">
            <text:p>158080</text:p>
          </table:table-cell>
          <table:table-cell office:value-type="float" office:value="863.76" calcext:value-type="float">
            <text:p>863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Tölz-Wolfratshausen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Y</text:p>
          </table:table-cell>
          <table:table-cell office:value-type="float" office:value="127227" calcext:value-type="float">
            <text:p>127227</text:p>
          </table:table-cell>
          <table:table-cell office:value-type="float" office:value="1110.69" calcext:value-type="float">
            <text:p>1110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erg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BY</text:p>
          </table:table-cell>
          <table:table-cell office:value-type="float" office:value="147086" calcext:value-type="float">
            <text:p>147086</text:p>
          </table:table-cell>
          <table:table-cell office:value-type="float" office:value="1167.83" calcext:value-type="float">
            <text:p>1167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im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BB</text:p>
          </table:table-cell>
          <table:table-cell office:value-type="float" office:value="182760" calcext:value-type="float">
            <text:p>182760</text:p>
          </table:table-cell>
          <table:table-cell office:value-type="float" office:value="1479.67" calcext:value-type="float">
            <text:p>1479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tzen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SN</text:p>
          </table:table-cell>
          <table:table-cell office:value-type="float" office:value="300880" calcext:value-type="float">
            <text:p>300880</text:p>
          </table:table-cell>
          <table:table-cell office:value-type="float" office:value="2395.61" calcext:value-type="float">
            <text:p>2395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reuth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BY</text:p>
          </table:table-cell>
          <table:table-cell office:value-type="float" office:value="103656" calcext:value-type="float">
            <text:p>103656</text:p>
          </table:table-cell>
          <table:table-cell office:value-type="float" office:value="1273.74" calcext:value-type="float">
            <text:p>1273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chtesgadener Land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BY</text:p>
          </table:table-cell>
          <table:table-cell office:value-type="float" office:value="105722" calcext:value-type="float">
            <text:p>105722</text:p>
          </table:table-cell>
          <table:table-cell office:value-type="float" office:value="839.92" calcext:value-type="float">
            <text:p>839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aße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HE</text:p>
          </table:table-cell>
          <table:table-cell office:value-type="float" office:value="269694" calcext:value-type="float">
            <text:p>269694</text:p>
          </table:table-cell>
          <table:table-cell office:value-type="float" office:value="719.52" calcext:value-type="float">
            <text:p>719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kastel-Wittlich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RP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67.56" calcext:value-type="float">
            <text:p>116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erach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BW</text:p>
          </table:table-cell>
          <table:table-cell office:value-type="float" office:value="199742" calcext:value-type="float">
            <text:p>199742</text:p>
          </table:table-cell>
          <table:table-cell office:value-type="float" office:value="1409.74" calcext:value-type="float">
            <text:p>1409,74</text:p>
          </table:table-cell>
          <table:table-cell office:value-type="string" calcext:value-type="string">
            <text:p>https://www.biberach.de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irkenfeld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RP</text:p>
          </table:table-cell>
          <table:table-cell office:value-type="float" office:value="80720" calcext:value-type="float">
            <text:p>80720</text:p>
          </table:table-cell>
          <table:table-cell office:value-type="float" office:value="776.58" calcext:value-type="float">
            <text:p>776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öblingen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BW</text:p>
          </table:table-cell>
          <table:table-cell office:value-type="float" office:value="391640" calcext:value-type="float">
            <text:p>391640</text:p>
          </table:table-cell>
          <table:table-cell office:value-type="float" office:value="617.82" calcext:value-type="float">
            <text:p>617,82</text:p>
          </table:table-cell>
          <table:table-cell office:value-type="string" calcext:value-type="string">
            <text:p>https://www.lrabb.de/start/Aktuelles/coronavirus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odenseekreis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BW</text:p>
          </table:table-cell>
          <table:table-cell office:value-type="float" office:value="216227" calcext:value-type="float">
            <text:p>216227</text:p>
          </table:table-cell>
          <table:table-cell office:value-type="float" office:value="664.81" calcext:value-type="float">
            <text:p>664,81</text:p>
          </table:table-cell>
          <table:table-cell office:value-type="string" calcext:value-type="string">
            <text:p>https://www.bodenseekreis.de/de/soziales-gesundheit/gesundheit/infektionsschutz/infektionskrankheiten/corona-virus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örde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ST</text:p>
          </table:table-cell>
          <table:table-cell office:value-type="float" office:value="171734" calcext:value-type="float">
            <text:p>171734</text:p>
          </table:table-cell>
          <table:table-cell office:value-type="float" office:value="2366.63" calcext:value-type="float">
            <text:p>2366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ken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NW</text:p>
          </table:table-cell>
          <table:table-cell office:value-type="float" office:value="370676" calcext:value-type="float">
            <text:p>370676</text:p>
          </table:table-cell>
          <table:table-cell office:value-type="float" office:value="1420.98" calcext:value-type="float">
            <text:p>1420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isgau-Hochschwarzwald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BW</text:p>
          </table:table-cell>
          <table:table-cell office:value-type="float" office:value="262795" calcext:value-type="float">
            <text:p>262795</text:p>
          </table:table-cell>
          <table:table-cell office:value-type="float" office:value="1378.34" calcext:value-type="float">
            <text:p>1378,34</text:p>
          </table:table-cell>
          <table:table-cell office:value-type="string" calcext:value-type="string">
            <text:p>https://www.breisgau-hochschwarzwald.de/pb/Breisgau-Hochschwarzwald/Start/Service+_+Verwaltung/Corona-Virus.ht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urgenlandkreis</text:p>
          </table:table-cell>
          <table:table-cell office:value-type="float" office:value="15084" calcext:value-type="float">
            <text:p>15084</text:p>
          </table:table-cell>
          <table:table-cell office:value-type="string" calcext:value-type="string">
            <text:p>ST</text:p>
          </table:table-cell>
          <table:table-cell office:value-type="float" office:value="180190" calcext:value-type="float">
            <text:p>180190</text:p>
          </table:table-cell>
          <table:table-cell office:value-type="float" office:value="1413.67" calcext:value-type="float">
            <text:p>1413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w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BW</text:p>
          </table:table-cell>
          <table:table-cell office:value-type="float" office:value="158397" calcext:value-type="float">
            <text:p>158397</text:p>
          </table:table-cell>
          <table:table-cell office:value-type="float" office:value="797.53" calcext:value-type="float">
            <text:p>797,53</text:p>
          </table:table-cell>
          <table:table-cell office:value-type="string" calcext:value-type="string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lle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NI</text:p>
          </table:table-cell>
          <table:table-cell office:value-type="float" office:value="178936" calcext:value-type="float">
            <text:p>178936</text:p>
          </table:table-cell>
          <table:table-cell office:value-type="float" office:value="1545.21" calcext:value-type="float">
            <text:p>1545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BY</text:p>
          </table:table-cell>
          <table:table-cell office:value-type="float" office:value="127882" calcext:value-type="float">
            <text:p>127882</text:p>
          </table:table-cell>
          <table:table-cell office:value-type="float" office:value="1520.17" calcext:value-type="float">
            <text:p>152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ppenburg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NI</text:p>
          </table:table-cell>
          <table:table-cell office:value-type="float" office:value="169348" calcext:value-type="float">
            <text:p>169348</text:p>
          </table:table-cell>
          <table:table-cell office:value-type="float" office:value="1418.45" calcext:value-type="float">
            <text:p>1418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urg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BY</text:p>
          </table:table-cell>
          <table:table-cell office:value-type="float" office:value="86906" calcext:value-type="float">
            <text:p>86906</text:p>
          </table:table-cell>
          <table:table-cell office:value-type="float" office:value="590.47" calcext:value-type="float">
            <text:p>590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em-Zell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RP</text:p>
          </table:table-cell>
          <table:table-cell office:value-type="float" office:value="61587" calcext:value-type="float">
            <text:p>61587</text:p>
          </table:table-cell>
          <table:table-cell office:value-type="float" office:value="692.33" calcext:value-type="float">
            <text:p>692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sfeld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NW</text:p>
          </table:table-cell>
          <table:table-cell office:value-type="float" office:value="219929" calcext:value-type="float">
            <text:p>219929</text:p>
          </table:table-cell>
          <table:table-cell office:value-type="float" office:value="1112.04" calcext:value-type="float">
            <text:p>1112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xhaven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NI</text:p>
          </table:table-cell>
          <table:table-cell office:value-type="float" office:value="198213" calcext:value-type="float">
            <text:p>198213</text:p>
          </table:table-cell>
          <table:table-cell office:value-type="float" office:value="2057.78" calcext:value-type="float">
            <text:p>2057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hau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BY</text:p>
          </table:table-cell>
          <table:table-cell office:value-type="float" office:value="153884" calcext:value-type="float">
            <text:p>153884</text:p>
          </table:table-cell>
          <table:table-cell office:value-type="float" office:value="579.18" calcext:value-type="float">
            <text:p>579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hme-Spreewald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BB</text:p>
          </table:table-cell>
          <table:table-cell office:value-type="float" office:value="169067" calcext:value-type="float">
            <text:p>169067</text:p>
          </table:table-cell>
          <table:table-cell office:value-type="float" office:value="2274.48" calcext:value-type="float">
            <text:p>227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HE</text:p>
          </table:table-cell>
          <table:table-cell office:value-type="float" office:value="297399" calcext:value-type="float">
            <text:p>297399</text:p>
          </table:table-cell>
          <table:table-cell office:value-type="float" office:value="658.65" calcext:value-type="float">
            <text:p>658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ggendorf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BY</text:p>
          </table:table-cell>
          <table:table-cell office:value-type="float" office:value="119326" calcext:value-type="float">
            <text:p>119326</text:p>
          </table:table-cell>
          <table:table-cell office:value-type="float" office:value="861.3" calcext:value-type="float">
            <text:p>86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pholz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NI</text:p>
          </table:table-cell>
          <table:table-cell office:value-type="float" office:value="216886" calcext:value-type="float">
            <text:p>216886</text:p>
          </table:table-cell>
          <table:table-cell office:value-type="float" office:value="1988.14" calcext:value-type="float">
            <text:p>1988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ingen an der Donau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BY</text:p>
          </table:table-cell>
          <table:table-cell office:value-type="float" office:value="96021" calcext:value-type="float">
            <text:p>96021</text:p>
          </table:table-cell>
          <table:table-cell office:value-type="float" office:value="792.22" calcext:value-type="float">
            <text:p>792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golfing-Landau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BY</text:p>
          </table:table-cell>
          <table:table-cell office:value-type="float" office:value="96217" calcext:value-type="float">
            <text:p>96217</text:p>
          </table:table-cell>
          <table:table-cell office:value-type="float" office:value="877.79" calcext:value-type="float">
            <text:p>87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thmarschen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H</text:p>
          </table:table-cell>
          <table:table-cell office:value-type="float" office:value="133210" calcext:value-type="float">
            <text:p>133210</text:p>
          </table:table-cell>
          <table:table-cell office:value-type="float" office:value="1428.13" calcext:value-type="float">
            <text:p>1428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u-Ries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Y</text:p>
          </table:table-cell>
          <table:table-cell office:value-type="float" office:value="133496" calcext:value-type="float">
            <text:p>133496</text:p>
          </table:table-cell>
          <table:table-cell office:value-type="float" office:value="1274.68" calcext:value-type="float">
            <text:p>1274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ersbergkreis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RP</text:p>
          </table:table-cell>
          <table:table-cell office:value-type="float" office:value="75101" calcext:value-type="float">
            <text:p>75101</text:p>
          </table:table-cell>
          <table:table-cell office:value-type="float" office:value="645.52" calcext:value-type="float">
            <text:p>645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üren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NW</text:p>
          </table:table-cell>
          <table:table-cell office:value-type="float" office:value="263722" calcext:value-type="float">
            <text:p>263722</text:p>
          </table:table-cell>
          <table:table-cell office:value-type="float" office:value="941.37" calcext:value-type="float">
            <text:p>941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sberg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BY</text:p>
          </table:table-cell>
          <table:table-cell office:value-type="float" office:value="142142" calcext:value-type="float">
            <text:p>142142</text:p>
          </table:table-cell>
          <table:table-cell office:value-type="float" office:value="549.36" calcext:value-type="float">
            <text:p>549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hsfeld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TH</text:p>
          </table:table-cell>
          <table:table-cell office:value-type="float" office:value="100380" calcext:value-type="float">
            <text:p>100380</text:p>
          </table:table-cell>
          <table:table-cell office:value-type="float" office:value="943.07" calcext:value-type="float">
            <text:p>943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hstätt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BY</text:p>
          </table:table-cell>
          <table:table-cell office:value-type="float" office:value="132341" calcext:value-type="float">
            <text:p>132341</text:p>
          </table:table-cell>
          <table:table-cell office:value-type="float" office:value="1214.06" calcext:value-type="float">
            <text:p>1214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felkreis Bitburg-Prüm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RP</text:p>
          </table:table-cell>
          <table:table-cell office:value-type="float" office:value="98561" calcext:value-type="float">
            <text:p>98561</text:p>
          </table:table-cell>
          <table:table-cell office:value-type="float" office:value="1626.22" calcext:value-type="float">
            <text:p>1626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be-Elster</text:p>
          </table:table-cell>
          <table:table-cell office:value-type="float" office:value="12062" calcext:value-type="float">
            <text:p>12062</text:p>
          </table:table-cell>
          <table:table-cell office:value-type="string" calcext:value-type="string">
            <text:p>BB</text:p>
          </table:table-cell>
          <table:table-cell office:value-type="float" office:value="102638" calcext:value-type="float">
            <text:p>102638</text:p>
          </table:table-cell>
          <table:table-cell office:value-type="float" office:value="1899.54" calcext:value-type="float">
            <text:p>1899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mendingen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BW</text:p>
          </table:table-cell>
          <table:table-cell office:value-type="float" office:value="165383" calcext:value-type="float">
            <text:p>165383</text:p>
          </table:table-cell>
          <table:table-cell office:value-type="float" office:value="679.9" calcext:value-type="float">
            <text:p>679,9</text:p>
          </table:table-cell>
          <table:table-cell office:value-type="string" calcext:value-type="string">
            <text:p>https://www.landkreis-emmendingen.de/startseit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Emsland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NI</text:p>
          </table:table-cell>
          <table:table-cell office:value-type="float" office:value="325657" calcext:value-type="float">
            <text:p>325657</text:p>
          </table:table-cell>
          <table:table-cell office:value-type="float" office:value="2882.07" calcext:value-type="float">
            <text:p>2882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nepe-Ruhr-Kreis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NW</text:p>
          </table:table-cell>
          <table:table-cell office:value-type="float" office:value="324296" calcext:value-type="float">
            <text:p>324296</text:p>
          </table:table-cell>
          <table:table-cell office:value-type="float" office:value="409.64" calcext:value-type="float">
            <text:p>409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zkreis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BW</text:p>
          </table:table-cell>
          <table:table-cell office:value-type="float" office:value="198905" calcext:value-type="float">
            <text:p>198905</text:p>
          </table:table-cell>
          <table:table-cell office:value-type="float" office:value="573.68" calcext:value-type="float">
            <text:p>573,68</text:p>
          </table:table-cell>
          <table:table-cell office:value-type="string" calcext:value-type="string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rding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BY</text:p>
          </table:table-cell>
          <table:table-cell office:value-type="float" office:value="137660" calcext:value-type="float">
            <text:p>137660</text:p>
          </table:table-cell>
          <table:table-cell office:value-type="float" office:value="870.72" calcext:value-type="float">
            <text:p>870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en-Höchstadt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BY</text:p>
          </table:table-cell>
          <table:table-cell office:value-type="float" office:value="136271" calcext:value-type="float">
            <text:p>136271</text:p>
          </table:table-cell>
          <table:table-cell office:value-type="float" office:value="564.66" calcext:value-type="float">
            <text:p>564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zgebirgskreis</text:p>
          </table:table-cell>
          <table:table-cell office:value-type="float" office:value="14521" calcext:value-type="float">
            <text:p>14521</text:p>
          </table:table-cell>
          <table:table-cell office:value-type="string" calcext:value-type="string">
            <text:p>SN</text:p>
          </table:table-cell>
          <table:table-cell office:value-type="float" office:value="337696" calcext:value-type="float">
            <text:p>337696</text:p>
          </table:table-cell>
          <table:table-cell office:value-type="float" office:value="1827.91" calcext:value-type="float">
            <text:p>182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lingen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BW</text:p>
          </table:table-cell>
          <table:table-cell office:value-type="float" office:value="533859" calcext:value-type="float">
            <text:p>533859</text:p>
          </table:table-cell>
          <table:table-cell office:value-type="float" office:value="641.46" calcext:value-type="float">
            <text:p>641,46</text:p>
          </table:table-cell>
          <table:table-cell office:value-type="string" calcext:value-type="string">
            <text:p>https://www.landkreis-esslingen.de/,Lde/start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uskirche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NW</text:p>
          </table:table-cell>
          <table:table-cell office:value-type="float" office:value="192840" calcext:value-type="float">
            <text:p>192840</text:p>
          </table:table-cell>
          <table:table-cell office:value-type="float" office:value="1248.73" calcext:value-type="float">
            <text:p>1248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hheim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BY</text:p>
          </table:table-cell>
          <table:table-cell office:value-type="float" office:value="116099" calcext:value-type="float">
            <text:p>116099</text:p>
          </table:table-cell>
          <table:table-cell office:value-type="float" office:value="642.79" calcext:value-type="float">
            <text:p>642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sing</text:p>
          </table:table-cell>
          <table:table-cell office:value-type="float" office:value="9178" calcext:value-type="float">
            <text:p>9178</text:p>
          </table:table-cell>
          <table:table-cell office:value-type="string" calcext:value-type="string">
            <text:p>BY</text:p>
          </table:table-cell>
          <table:table-cell office:value-type="float" office:value="179116" calcext:value-type="float">
            <text:p>179116</text:p>
          </table:table-cell>
          <table:table-cell office:value-type="float" office:value="799.83" calcext:value-type="float">
            <text:p>799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stadt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BW</text:p>
          </table:table-cell>
          <table:table-cell office:value-type="float" office:value="117935" calcext:value-type="float">
            <text:p>117935</text:p>
          </table:table-cell>
          <table:table-cell office:value-type="float" office:value="870.67" calcext:value-type="float">
            <text:p>870,67</text:p>
          </table:table-cell>
          <table:table-cell office:value-type="string" calcext:value-type="string">
            <text:p>https://www.landkreis-freudenstadt.de/385534.ht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reyung-Grafenau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BY</text:p>
          </table:table-cell>
          <table:table-cell office:value-type="float" office:value="78355" calcext:value-type="float">
            <text:p>78355</text:p>
          </table:table-cell>
          <table:table-cell office:value-type="float" office:value="984.15" calcext:value-type="float">
            <text:p>984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esland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NI</text:p>
          </table:table-cell>
          <table:table-cell office:value-type="float" office:value="98460" calcext:value-type="float">
            <text:p>98460</text:p>
          </table:table-cell>
          <table:table-cell office:value-type="float" office:value="607.91" calcext:value-type="float">
            <text:p>60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6631" calcext:value-type="float">
            <text:p>6631</text:p>
          </table:table-cell>
          <table:table-cell office:value-type="string" calcext:value-type="string">
            <text:p>HE</text:p>
          </table:table-cell>
          <table:table-cell office:value-type="float" office:value="222584" calcext:value-type="float">
            <text:p>222584</text:p>
          </table:table-cell>
          <table:table-cell office:value-type="float" office:value="1380.4" calcext:value-type="float">
            <text:p>138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ürstenfeldbruck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BY</text:p>
          </table:table-cell>
          <table:table-cell office:value-type="float" office:value="219320" calcext:value-type="float">
            <text:p>219320</text:p>
          </table:table-cell>
          <table:table-cell office:value-type="float" office:value="434.79" calcext:value-type="float">
            <text:p>434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ürth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BY</text:p>
          </table:table-cell>
          <table:table-cell office:value-type="float" office:value="117387" calcext:value-type="float">
            <text:p>117387</text:p>
          </table:table-cell>
          <table:table-cell office:value-type="float" office:value="307.55" calcext:value-type="float">
            <text:p>307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isch-Partenkirchen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BY</text:p>
          </table:table-cell>
          <table:table-cell office:value-type="float" office:value="88467" calcext:value-type="float">
            <text:p>88467</text:p>
          </table:table-cell>
          <table:table-cell office:value-type="float" office:value="1012.22" calcext:value-type="float">
            <text:p>1012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ersheim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RP</text:p>
          </table:table-cell>
          <table:table-cell office:value-type="float" office:value="129075" calcext:value-type="float">
            <text:p>129075</text:p>
          </table:table-cell>
          <table:table-cell office:value-type="float" office:value="463.35" calcext:value-type="float">
            <text:p>463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eßen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HE</text:p>
          </table:table-cell>
          <table:table-cell office:value-type="float" office:value="268876" calcext:value-type="float">
            <text:p>268876</text:p>
          </table:table-cell>
          <table:table-cell office:value-type="float" office:value="854.67" calcext:value-type="float">
            <text:p>854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fhorn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NI</text:p>
          </table:table-cell>
          <table:table-cell office:value-type="float" office:value="175920" calcext:value-type="float">
            <text:p>175920</text:p>
          </table:table-cell>
          <table:table-cell office:value-type="float" office:value="1562.86" calcext:value-type="float">
            <text:p>1562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ppingen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BW</text:p>
          </table:table-cell>
          <table:table-cell office:value-type="float" office:value="257253" calcext:value-type="float">
            <text:p>257253</text:p>
          </table:table-cell>
          <table:table-cell office:value-type="float" office:value="642.36" calcext:value-type="float">
            <text:p>642,36</text:p>
          </table:table-cell>
          <table:table-cell office:value-type="string" calcext:value-type="string">
            <text:p>https://www.landkreis-goeppingen.de/start/_Aktuelles/coronavirus.ht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örlitz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SN</text:p>
          </table:table-cell>
          <table:table-cell office:value-type="float" office:value="254894" calcext:value-type="float">
            <text:p>254894</text:p>
          </table:table-cell>
          <table:table-cell office:value-type="float" office:value="2111.41" calcext:value-type="float">
            <text:p>2111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lar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NI</text:p>
          </table:table-cell>
          <table:table-cell office:value-type="float" office:value="137014" calcext:value-type="float">
            <text:p>137014</text:p>
          </table:table-cell>
          <table:table-cell office:value-type="float" office:value="965.29" calcext:value-type="float">
            <text:p>965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ha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TH</text:p>
          </table:table-cell>
          <table:table-cell office:value-type="float" office:value="135452" calcext:value-type="float">
            <text:p>135452</text:p>
          </table:table-cell>
          <table:table-cell office:value-type="float" office:value="936.08" calcext:value-type="float">
            <text:p>936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ttingen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NI</text:p>
          </table:table-cell>
          <table:table-cell office:value-type="float" office:value="328074" calcext:value-type="float">
            <text:p>328074</text:p>
          </table:table-cell>
          <table:table-cell office:value-type="float" office:value="1753.41" calcext:value-type="float">
            <text:p>1753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schaft Bentheim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NI</text:p>
          </table:table-cell>
          <table:table-cell office:value-type="float" office:value="136511" calcext:value-type="float">
            <text:p>136511</text:p>
          </table:table-cell>
          <table:table-cell office:value-type="float" office:value="980.87" calcext:value-type="float">
            <text:p>98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iz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TH</text:p>
          </table:table-cell>
          <table:table-cell office:value-type="float" office:value="98159" calcext:value-type="float">
            <text:p>98159</text:p>
          </table:table-cell>
          <table:table-cell office:value-type="float" office:value="845.97" calcext:value-type="float">
            <text:p>845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ß-Gerau</text:p>
          </table:table-cell>
          <table:table-cell office:value-type="float" office:value="6433" calcext:value-type="float">
            <text:p>6433</text:p>
          </table:table-cell>
          <table:table-cell office:value-type="string" calcext:value-type="string">
            <text:p>HE</text:p>
          </table:table-cell>
          <table:table-cell office:value-type="float" office:value="274526" calcext:value-type="float">
            <text:p>274526</text:p>
          </table:table-cell>
          <table:table-cell office:value-type="float" office:value="453.04" calcext:value-type="float">
            <text:p>453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ünzburg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BY</text:p>
          </table:table-cell>
          <table:table-cell office:value-type="float" office:value="125747" calcext:value-type="float">
            <text:p>125747</text:p>
          </table:table-cell>
          <table:table-cell office:value-type="float" office:value="762.44" calcext:value-type="float">
            <text:p>762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ütersloh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NW</text:p>
          </table:table-cell>
          <table:table-cell office:value-type="float" office:value="364083" calcext:value-type="float">
            <text:p>364083</text:p>
          </table:table-cell>
          <table:table-cell office:value-type="float" office:value="969.21" calcext:value-type="float">
            <text:p>969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eln-Pyrmont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NI</text:p>
          </table:table-cell>
          <table:table-cell office:value-type="float" office:value="148559" calcext:value-type="float">
            <text:p>148559</text:p>
          </table:table-cell>
          <table:table-cell office:value-type="float" office:value="796.15" calcext:value-type="float">
            <text:p>79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nover, Region[FN 1]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NI</text:p>
          </table:table-cell>
          <table:table-cell office:value-type="float" office:value="1157624" calcext:value-type="float">
            <text:p>1157624</text:p>
          </table:table-cell>
          <table:table-cell office:value-type="float" office:value="2290.86" calcext:value-type="float">
            <text:p>229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burg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NI</text:p>
          </table:table-cell>
          <table:table-cell office:value-type="float" office:value="252776" calcext:value-type="float">
            <text:p>252776</text:p>
          </table:table-cell>
          <table:table-cell office:value-type="float" office:value="1245.03" calcext:value-type="float">
            <text:p>1245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z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ST</text:p>
          </table:table-cell>
          <table:table-cell office:value-type="float" office:value="214446" calcext:value-type="float">
            <text:p>214446</text:p>
          </table:table-cell>
          <table:table-cell office:value-type="float" office:value="2104.54" calcext:value-type="float">
            <text:p>2104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ßberge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BY</text:p>
          </table:table-cell>
          <table:table-cell office:value-type="float" office:value="84599" calcext:value-type="float">
            <text:p>84599</text:p>
          </table:table-cell>
          <table:table-cell office:value-type="float" office:value="956.38" calcext:value-type="float">
            <text:p>956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lland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BB</text:p>
          </table:table-cell>
          <table:table-cell office:value-type="float" office:value="161909" calcext:value-type="float">
            <text:p>161909</text:p>
          </table:table-cell>
          <table:table-cell office:value-type="float" office:value="1727.3" calcext:value-type="float">
            <text:p>1727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dekreis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NI</text:p>
          </table:table-cell>
          <table:table-cell office:value-type="float" office:value="139755" calcext:value-type="float">
            <text:p>139755</text:p>
          </table:table-cell>
          <table:table-cell office:value-type="float" office:value="1873.72" calcext:value-type="float">
            <text:p>1873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denheim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BW</text:p>
          </table:table-cell>
          <table:table-cell office:value-type="float" office:value="132472" calcext:value-type="float">
            <text:p>132472</text:p>
          </table:table-cell>
          <table:table-cell office:value-type="float" office:value="627.14" calcext:value-type="float">
            <text:p>627,14</text:p>
          </table:table-cell>
          <table:table-cell office:value-type="string" calcext:value-type="string">
            <text:p><text:a xlink:href="https://www.info-corona-lrahdh.de/startseite" xlink:type="simple">https://www.info-corona-lrahdh.de/startseite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ilbronn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BW</text:p>
          </table:table-cell>
          <table:table-cell office:value-type="float" office:value="343068" calcext:value-type="float">
            <text:p>343068</text:p>
          </table:table-cell>
          <table:table-cell office:value-type="float" office:value="1099.9" calcext:value-type="float">
            <text:p>1099,9</text:p>
          </table:table-cell>
          <table:table-cell office:value-type="string" calcext:value-type="string">
            <text:p>https://www.landkreis-heilbronn.de/informationen-zum-coronavirus.44148.ht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einsberg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NW</text:p>
          </table:table-cell>
          <table:table-cell office:value-type="float" office:value="254322" calcext:value-type="float">
            <text:p>254322</text:p>
          </table:table-cell>
          <table:table-cell office:value-type="float" office:value="627.99" calcext:value-type="float">
            <text:p>627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stedt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NI</text:p>
          </table:table-cell>
          <table:table-cell office:value-type="float" office:value="91307" calcext:value-type="float">
            <text:p>91307</text:p>
          </table:table-cell>
          <table:table-cell office:value-type="float" office:value="674.02" calcext:value-type="float">
            <text:p>674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ford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NW</text:p>
          </table:table-cell>
          <table:table-cell office:value-type="float" office:value="250783" calcext:value-type="float">
            <text:p>250783</text:p>
          </table:table-cell>
          <table:table-cell office:value-type="float" office:value="450.41" calcext:value-type="float">
            <text:p>450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HE</text:p>
          </table:table-cell>
          <table:table-cell office:value-type="float" office:value="120829" calcext:value-type="float">
            <text:p>120829</text:p>
          </table:table-cell>
          <table:table-cell office:value-type="float" office:value="1097.12" calcext:value-type="float">
            <text:p>1097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zogtum Lauenburg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H</text:p>
          </table:table-cell>
          <table:table-cell office:value-type="float" office:value="197264" calcext:value-type="float">
            <text:p>197264</text:p>
          </table:table-cell>
          <table:table-cell office:value-type="float" office:value="1263.01" calcext:value-type="float">
            <text:p>1263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burghausen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TH</text:p>
          </table:table-cell>
          <table:table-cell office:value-type="float" office:value="63553" calcext:value-type="float">
            <text:p>63553</text:p>
          </table:table-cell>
          <table:table-cell office:value-type="float" office:value="938.42" calcext:value-type="float">
            <text:p>938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esheim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I</text:p>
          </table:table-cell>
          <table:table-cell office:value-type="float" office:value="276594" calcext:value-type="float">
            <text:p>276594</text:p>
          </table:table-cell>
          <table:table-cell office:value-type="float" office:value="1206.03" calcext:value-type="float">
            <text:p>1206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sauerlandkreis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NW</text:p>
          </table:table-cell>
          <table:table-cell office:value-type="float" office:value="260475" calcext:value-type="float">
            <text:p>260475</text:p>
          </table:table-cell>
          <table:table-cell office:value-type="float" office:value="1960.17" calcext:value-type="float">
            <text:p>196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HE</text:p>
          </table:table-cell>
          <table:table-cell office:value-type="float" office:value="236564" calcext:value-type="float">
            <text:p>236564</text:p>
          </table:table-cell>
          <table:table-cell office:value-type="float" office:value="482.02" calcext:value-type="float">
            <text:p>482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f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BY</text:p>
          </table:table-cell>
          <table:table-cell office:value-type="float" office:value="95311" calcext:value-type="float">
            <text:p>95311</text:p>
          </table:table-cell>
          <table:table-cell office:value-type="float" office:value="892.52" calcext:value-type="float">
            <text:p>892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lohekreis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BW</text:p>
          </table:table-cell>
          <table:table-cell office:value-type="float" office:value="112010" calcext:value-type="float">
            <text:p>112010</text:p>
          </table:table-cell>
          <table:table-cell office:value-type="float" office:value="776.78" calcext:value-type="float">
            <text:p>776,78</text:p>
          </table:table-cell>
          <table:table-cell office:value-type="string" calcext:value-type="string">
            <text:p>https://www.corona-im-hok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Holzminden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NI</text:p>
          </table:table-cell>
          <table:table-cell office:value-type="float" office:value="70975" calcext:value-type="float">
            <text:p>70975</text:p>
          </table:table-cell>
          <table:table-cell office:value-type="float" office:value="692.65" calcext:value-type="float">
            <text:p>692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xter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NW</text:p>
          </table:table-cell>
          <table:table-cell office:value-type="float" office:value="140667" calcext:value-type="float">
            <text:p>140667</text:p>
          </table:table-cell>
          <table:table-cell office:value-type="float" office:value="1201.42" calcext:value-type="float">
            <text:p>120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m-Kreis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TH</text:p>
          </table:table-cell>
          <table:table-cell office:value-type="float" office:value="106622" calcext:value-type="float">
            <text:p>106622</text:p>
          </table:table-cell>
          <table:table-cell office:value-type="float" office:value="805.11" calcext:value-type="float">
            <text:p>805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ichower Land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ST</text:p>
          </table:table-cell>
          <table:table-cell office:value-type="float" office:value="89928" calcext:value-type="float">
            <text:p>89928</text:p>
          </table:table-cell>
          <table:table-cell office:value-type="float" office:value="1576.84" calcext:value-type="float">
            <text:p>1576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iserslautern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RP</text:p>
          </table:table-cell>
          <table:table-cell office:value-type="float" office:value="106057" calcext:value-type="float">
            <text:p>106057</text:p>
          </table:table-cell>
          <table:table-cell office:value-type="float" office:value="639.88" calcext:value-type="float">
            <text:p>639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lsruhe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BW</text:p>
          </table:table-cell>
          <table:table-cell office:value-type="float" office:value="444232" calcext:value-type="float">
            <text:p>444232</text:p>
          </table:table-cell>
          <table:table-cell office:value-type="float" office:value="1084.96" calcext:value-type="float">
            <text:p>1084,96</text:p>
          </table:table-cell>
          <table:table-cell office:value-type="string" calcext:value-type="string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HE</text:p>
          </table:table-cell>
          <table:table-cell office:value-type="float" office:value="236633" calcext:value-type="float">
            <text:p>236633</text:p>
          </table:table-cell>
          <table:table-cell office:value-type="float" office:value="1292.92" calcext:value-type="float">
            <text:p>1292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heim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BY</text:p>
          </table:table-cell>
          <table:table-cell office:value-type="float" office:value="122258" calcext:value-type="float">
            <text:p>122258</text:p>
          </table:table-cell>
          <table:table-cell office:value-type="float" office:value="1065.97" calcext:value-type="float">
            <text:p>1065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zingen</text:p>
          </table:table-cell>
          <table:table-cell office:value-type="float" office:value="9675" calcext:value-type="float">
            <text:p>9675</text:p>
          </table:table-cell>
          <table:table-cell office:value-type="string" calcext:value-type="string">
            <text:p>BY</text:p>
          </table:table-cell>
          <table:table-cell office:value-type="float" office:value="90909" calcext:value-type="float">
            <text:p>90909</text:p>
          </table:table-cell>
          <table:table-cell office:value-type="float" office:value="684.19" calcext:value-type="float">
            <text:p>68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ve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NW</text:p>
          </table:table-cell>
          <table:table-cell office:value-type="float" office:value="310974" calcext:value-type="float">
            <text:p>310974</text:p>
          </table:table-cell>
          <table:table-cell office:value-type="float" office:value="1232.99" calcext:value-type="float">
            <text:p>1232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stanz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BW</text:p>
          </table:table-cell>
          <table:table-cell office:value-type="float" office:value="285325" calcext:value-type="float">
            <text:p>285325</text:p>
          </table:table-cell>
          <table:table-cell office:value-type="float" office:value="817.97" calcext:value-type="float">
            <text:p>817,97</text:p>
          </table:table-cell>
          <table:table-cell office:value-type="string" calcext:value-type="string">
            <text:p>https://www.lrakn.de/,Lde/service-und-verwaltung/aemter/gesundheit+und+versorgung/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ronach</text:p>
          </table:table-cell>
          <table:table-cell office:value-type="float" office:value="9476" calcext:value-type="float">
            <text:p>9476</text:p>
          </table:table-cell>
          <table:table-cell office:value-type="string" calcext:value-type="string">
            <text:p>BY</text:p>
          </table:table-cell>
          <table:table-cell office:value-type="float" office:value="67135" calcext:value-type="float">
            <text:p>67135</text:p>
          </table:table-cell>
          <table:table-cell office:value-type="float" office:value="651.53" calcext:value-type="float">
            <text:p>651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lmbach</text:p>
          </table:table-cell>
          <table:table-cell office:value-type="float" office:value="9477" calcext:value-type="float">
            <text:p>9477</text:p>
          </table:table-cell>
          <table:table-cell office:value-type="string" calcext:value-type="string">
            <text:p>BY</text:p>
          </table:table-cell>
          <table:table-cell office:value-type="float" office:value="71845" calcext:value-type="float">
            <text:p>71845</text:p>
          </table:table-cell>
          <table:table-cell office:value-type="float" office:value="658.34" calcext:value-type="float">
            <text:p>658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sel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RP</text:p>
          </table:table-cell>
          <table:table-cell office:value-type="float" office:value="70526" calcext:value-type="float">
            <text:p>70526</text:p>
          </table:table-cell>
          <table:table-cell office:value-type="float" office:value="573.28" calcext:value-type="float">
            <text:p>573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ffhäuserkreis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TH</text:p>
          </table:table-cell>
          <table:table-cell office:value-type="float" office:value="75009" calcext:value-type="float">
            <text:p>75009</text:p>
          </table:table-cell>
          <table:table-cell office:value-type="float" office:value="1037.91" calcext:value-type="float">
            <text:p>103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HE</text:p>
          </table:table-cell>
          <table:table-cell office:value-type="float" office:value="253777" calcext:value-type="float">
            <text:p>253777</text:p>
          </table:table-cell>
          <table:table-cell office:value-type="float" office:value="1066.52" calcext:value-type="float">
            <text:p>1066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sberg am Lech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BY</text:p>
          </table:table-cell>
          <table:table-cell office:value-type="float" office:value="120071" calcext:value-type="float">
            <text:p>120071</text:p>
          </table:table-cell>
          <table:table-cell office:value-type="float" office:value="804.38" calcext:value-type="float">
            <text:p>804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shut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BY</text:p>
          </table:table-cell>
          <table:table-cell office:value-type="float" office:value="158698" calcext:value-type="float">
            <text:p>158698</text:p>
          </table:table-cell>
          <table:table-cell office:value-type="float" office:value="1347.89" calcext:value-type="float">
            <text:p>1347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NI</text:p>
          </table:table-cell>
          <table:table-cell office:value-type="float" office:value="169809" calcext:value-type="float">
            <text:p>169809</text:p>
          </table:table-cell>
          <table:table-cell office:value-type="float" office:value="1086.01" calcext:value-type="float">
            <text:p>1086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14729" calcext:value-type="float">
            <text:p>14729</text:p>
          </table:table-cell>
          <table:table-cell office:value-type="string" calcext:value-type="string">
            <text:p>SN</text:p>
          </table:table-cell>
          <table:table-cell office:value-type="float" office:value="257763" calcext:value-type="float">
            <text:p>257763</text:p>
          </table:table-cell>
          <table:table-cell office:value-type="float" office:value="1651.3" calcext:value-type="float">
            <text:p>165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tenfels</text:p>
          </table:table-cell>
          <table:table-cell office:value-type="float" office:value="9478" calcext:value-type="float">
            <text:p>9478</text:p>
          </table:table-cell>
          <table:table-cell office:value-type="string" calcext:value-type="string">
            <text:p>BY</text:p>
          </table:table-cell>
          <table:table-cell office:value-type="float" office:value="66838" calcext:value-type="float">
            <text:p>66838</text:p>
          </table:table-cell>
          <table:table-cell office:value-type="float" office:value="519.95" calcext:value-type="float">
            <text:p>519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HE</text:p>
          </table:table-cell>
          <table:table-cell office:value-type="float" office:value="172083" calcext:value-type="float">
            <text:p>172083</text:p>
          </table:table-cell>
          <table:table-cell office:value-type="float" office:value="738.48" calcext:value-type="float">
            <text:p>738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au (Bodensee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BY</text:p>
          </table:table-cell>
          <table:table-cell office:value-type="float" office:value="81669" calcext:value-type="float">
            <text:p>81669</text:p>
          </table:table-cell>
          <table:table-cell office:value-type="float" office:value="323.44" calcext:value-type="float">
            <text:p>323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pe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NW</text:p>
          </table:table-cell>
          <table:table-cell office:value-type="float" office:value="348391" calcext:value-type="float">
            <text:p>348391</text:p>
          </table:table-cell>
          <table:table-cell office:value-type="float" office:value="1246.21" calcext:value-type="float">
            <text:p>1246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rrach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BW</text:p>
          </table:table-cell>
          <table:table-cell office:value-type="float" office:value="228639" calcext:value-type="float">
            <text:p>228639</text:p>
          </table:table-cell>
          <table:table-cell office:value-type="float" office:value="806.76" calcext:value-type="float">
            <text:p>806,76</text:p>
          </table:table-cell>
          <table:table-cell office:value-type="string" calcext:value-type="string">
            <text:p>https://www.loerrach-landkreis.de/de/Service-Verwaltung/Fachbereiche/Gesundheit/Sachgebiete/Sachgebiet/Coron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Lüchow-Dannenberg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NI</text:p>
          </table:table-cell>
          <table:table-cell office:value-type="float" office:value="48424" calcext:value-type="float">
            <text:p>48424</text:p>
          </table:table-cell>
          <table:table-cell office:value-type="float" office:value="1220.75" calcext:value-type="float">
            <text:p>1220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dwigsburg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BW</text:p>
          </table:table-cell>
          <table:table-cell office:value-type="float" office:value="543984" calcext:value-type="float">
            <text:p>543984</text:p>
          </table:table-cell>
          <table:table-cell office:value-type="float" office:value="686.84" calcext:value-type="float">
            <text:p>686,84</text:p>
          </table:table-cell>
          <table:table-cell office:value-type="string" calcext:value-type="string">
            <text:p>https://www.landkreis-ludwigsburg.de/de/gesundheit-veterinaerwesen/gesundheit/informationen-zum-coronavirus/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Ludwigslust-Parchim</text:p>
          </table:table-cell>
          <table:table-cell office:value-type="float" office:value="13076" calcext:value-type="float">
            <text:p>13076</text:p>
          </table:table-cell>
          <table:table-cell office:value-type="string" calcext:value-type="string">
            <text:p>MV</text:p>
          </table:table-cell>
          <table:table-cell office:value-type="float" office:value="212618" calcext:value-type="float">
            <text:p>212618</text:p>
          </table:table-cell>
          <table:table-cell office:value-type="float" office:value="4752.44" calcext:value-type="float">
            <text:p>4752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üneburg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NI</text:p>
          </table:table-cell>
          <table:table-cell office:value-type="float" office:value="183372" calcext:value-type="float">
            <text:p>183372</text:p>
          </table:table-cell>
          <table:table-cell office:value-type="float" office:value="1323.68" calcext:value-type="float">
            <text:p>1323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HE</text:p>
          </table:table-cell>
          <table:table-cell office:value-type="float" office:value="418950" calcext:value-type="float">
            <text:p>418950</text:p>
          </table:table-cell>
          <table:table-cell office:value-type="float" office:value="1397.55" calcext:value-type="float">
            <text:p>1397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Spessart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BY</text:p>
          </table:table-cell>
          <table:table-cell office:value-type="float" office:value="126365" calcext:value-type="float">
            <text:p>126365</text:p>
          </table:table-cell>
          <table:table-cell office:value-type="float" office:value="1321.42" calcext:value-type="float">
            <text:p>132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auber-Krei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BW</text:p>
          </table:table-cell>
          <table:table-cell office:value-type="float" office:value="132321" calcext:value-type="float">
            <text:p>132321</text:p>
          </table:table-cell>
          <table:table-cell office:value-type="float" office:value="1304.4" calcext:value-type="float">
            <text:p>1304,4</text:p>
          </table:table-cell>
          <table:table-cell office:value-type="string" calcext:value-type="string">
            <text:p>https://www.main-tauber-kreis.de/Quicknavigation/Startseite/Informationen-zum-Coronavirus.php?object=tx,2894.6&amp;ModID=7&amp;FID=2894.22345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HE</text:p>
          </table:table-cell>
          <table:table-cell office:value-type="float" office:value="237735" calcext:value-type="float">
            <text:p>237735</text:p>
          </table:table-cell>
          <table:table-cell office:value-type="float" office:value="222.39" calcext:value-type="float">
            <text:p>222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z-Bingen</text:p>
          </table:table-cell>
          <table:table-cell office:value-type="float" office:value="7339" calcext:value-type="float">
            <text:p>7339</text:p>
          </table:table-cell>
          <table:table-cell office:value-type="string" calcext:value-type="string">
            <text:p>RP</text:p>
          </table:table-cell>
          <table:table-cell office:value-type="float" office:value="210889" calcext:value-type="float">
            <text:p>210889</text:p>
          </table:table-cell>
          <table:table-cell office:value-type="float" office:value="605.77" calcext:value-type="float">
            <text:p>605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eld-Südharz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ST</text:p>
          </table:table-cell>
          <table:table-cell office:value-type="float" office:value="136249" calcext:value-type="float">
            <text:p>136249</text:p>
          </table:table-cell>
          <table:table-cell office:value-type="float" office:value="1448.84" calcext:value-type="float">
            <text:p>1448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HE</text:p>
          </table:table-cell>
          <table:table-cell office:value-type="float" office:value="246648" calcext:value-type="float">
            <text:p>246648</text:p>
          </table:table-cell>
          <table:table-cell office:value-type="float" office:value="1262.55" calcext:value-type="float">
            <text:p>126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ärkisch-Oderland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BB</text:p>
          </table:table-cell>
          <table:table-cell office:value-type="float" office:value="194328" calcext:value-type="float">
            <text:p>194328</text:p>
          </table:table-cell>
          <table:table-cell office:value-type="float" office:value="2158.67" calcext:value-type="float">
            <text:p>2158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ärkischer Kreis</text:p>
          </table:table-cell>
          <table:table-cell office:value-type="float" office:value="5962" calcext:value-type="float">
            <text:p>5962</text:p>
          </table:table-cell>
          <table:table-cell office:value-type="string" calcext:value-type="string">
            <text:p>NW</text:p>
          </table:table-cell>
          <table:table-cell office:value-type="float" office:value="412120" calcext:value-type="float">
            <text:p>412120</text:p>
          </table:table-cell>
          <table:table-cell office:value-type="float" office:value="1061.06" calcext:value-type="float">
            <text:p>1061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en-Koblenz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RP</text:p>
          </table:table-cell>
          <table:table-cell office:value-type="float" office:value="214259" calcext:value-type="float">
            <text:p>214259</text:p>
          </table:table-cell>
          <table:table-cell office:value-type="float" office:value="817.25" calcext:value-type="float">
            <text:p>817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klenburgische Seenplatte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MV</text:p>
          </table:table-cell>
          <table:table-cell office:value-type="float" office:value="259130" calcext:value-type="float">
            <text:p>259130</text:p>
          </table:table-cell>
          <table:table-cell office:value-type="float" office:value="5470.35" calcext:value-type="float">
            <text:p>5470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ißen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SN</text:p>
          </table:table-cell>
          <table:table-cell office:value-type="float" office:value="242165" calcext:value-type="float">
            <text:p>242165</text:p>
          </table:table-cell>
          <table:table-cell office:value-type="float" office:value="1454.59" calcext:value-type="float">
            <text:p>1454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zig-Wadern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SL</text:p>
          </table:table-cell>
          <table:table-cell office:value-type="float" office:value="103366" calcext:value-type="float">
            <text:p>103366</text:p>
          </table:table-cell>
          <table:table-cell office:value-type="float" office:value="555.17" calcext:value-type="float">
            <text:p>555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tmann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NW</text:p>
          </table:table-cell>
          <table:table-cell office:value-type="float" office:value="485684" calcext:value-type="float">
            <text:p>485684</text:p>
          </table:table-cell>
          <table:table-cell office:value-type="float" office:value="407.22" calcext:value-type="float">
            <text:p>407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sbach</text:p>
          </table:table-cell>
          <table:table-cell office:value-type="float" office:value="9182" calcext:value-type="float">
            <text:p>9182</text:p>
          </table:table-cell>
          <table:table-cell office:value-type="string" calcext:value-type="string">
            <text:p>BY</text:p>
          </table:table-cell>
          <table:table-cell office:value-type="float" office:value="99726" calcext:value-type="float">
            <text:p>99726</text:p>
          </table:table-cell>
          <table:table-cell office:value-type="float" office:value="866.23" calcext:value-type="float">
            <text:p>866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enberg</text:p>
          </table:table-cell>
          <table:table-cell office:value-type="float" office:value="9676" calcext:value-type="float">
            <text:p>9676</text:p>
          </table:table-cell>
          <table:table-cell office:value-type="string" calcext:value-type="string">
            <text:p>BY</text:p>
          </table:table-cell>
          <table:table-cell office:value-type="float" office:value="128756" calcext:value-type="float">
            <text:p>128756</text:p>
          </table:table-cell>
          <table:table-cell office:value-type="float" office:value="715.86" calcext:value-type="float">
            <text:p>715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en-Lübbecke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NW</text:p>
          </table:table-cell>
          <table:table-cell office:value-type="float" office:value="310710" calcext:value-type="float">
            <text:p>310710</text:p>
          </table:table-cell>
          <table:table-cell office:value-type="float" office:value="1152.41" calcext:value-type="float">
            <text:p>1152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elsachsen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SN</text:p>
          </table:table-cell>
          <table:table-cell office:value-type="float" office:value="306185" calcext:value-type="float">
            <text:p>306185</text:p>
          </table:table-cell>
          <table:table-cell office:value-type="float" office:value="2116.85" calcext:value-type="float">
            <text:p>2116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hldorf am Inn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BY</text:p>
          </table:table-cell>
          <table:table-cell office:value-type="float" office:value="115250" calcext:value-type="float">
            <text:p>115250</text:p>
          </table:table-cell>
          <table:table-cell office:value-type="float" office:value="805.31" calcext:value-type="float">
            <text:p>805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BY</text:p>
          </table:table-cell>
          <table:table-cell office:value-type="float" office:value="348871" calcext:value-type="float">
            <text:p>348871</text:p>
          </table:table-cell>
          <table:table-cell office:value-type="float" office:value="664.25" calcext:value-type="float">
            <text:p>664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kar-Odenwald-Kreis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BW</text:p>
          </table:table-cell>
          <table:table-cell office:value-type="float" office:value="143535" calcext:value-type="float">
            <text:p>143535</text:p>
          </table:table-cell>
          <table:table-cell office:value-type="float" office:value="1126.24" calcext:value-type="float">
            <text:p>1126,24</text:p>
          </table:table-cell>
          <table:table-cell office:value-type="string" calcext:value-type="string">
            <text:p>https://www.neckar-odenwald-kreis.de/Aktuelle+Themen/Neuigkeiten/_-p-5726.html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Neu-Ulm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BY</text:p>
          </table:table-cell>
          <table:table-cell office:value-type="float" office:value="174200" calcext:value-type="float">
            <text:p>174200</text:p>
          </table:table-cell>
          <table:table-cell office:value-type="float" office:value="515.86" calcext:value-type="float">
            <text:p>515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burg-Schrobenhausen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BY</text:p>
          </table:table-cell>
          <table:table-cell office:value-type="float" office:value="96680" calcext:value-type="float">
            <text:p>96680</text:p>
          </table:table-cell>
          <table:table-cell office:value-type="float" office:value="739.81" calcext:value-type="float">
            <text:p>739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markt in der Oberpfalz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BY</text:p>
          </table:table-cell>
          <table:table-cell office:value-type="float" office:value="133561" calcext:value-type="float">
            <text:p>133561</text:p>
          </table:table-cell>
          <table:table-cell office:value-type="float" office:value="1344.11" calcext:value-type="float">
            <text:p>1344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nkirchen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SL</text:p>
          </table:table-cell>
          <table:table-cell office:value-type="float" office:value="132206" calcext:value-type="float">
            <text:p>132206</text:p>
          </table:table-cell>
          <table:table-cell office:value-type="float" office:value="249.24" calcext:value-type="float">
            <text:p>249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stadt an der Aisch-Bad Windsheim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BY</text:p>
          </table:table-cell>
          <table:table-cell office:value-type="float" office:value="100364" calcext:value-type="float">
            <text:p>100364</text:p>
          </table:table-cell>
          <table:table-cell office:value-type="float" office:value="1267.56" calcext:value-type="float">
            <text:p>126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stadt an der Waldnaab</text:p>
          </table:table-cell>
          <table:table-cell office:value-type="float" office:value="9374" calcext:value-type="float">
            <text:p>9374</text:p>
          </table:table-cell>
          <table:table-cell office:value-type="string" calcext:value-type="string">
            <text:p>BY</text:p>
          </table:table-cell>
          <table:table-cell office:value-type="float" office:value="94352" calcext:value-type="float">
            <text:p>94352</text:p>
          </table:table-cell>
          <table:table-cell office:value-type="float" office:value="1427.67" calcext:value-type="float">
            <text:p>1427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wied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RP</text:p>
          </table:table-cell>
          <table:table-cell office:value-type="float" office:value="181941" calcext:value-type="float">
            <text:p>181941</text:p>
          </table:table-cell>
          <table:table-cell office:value-type="float" office:value="626.9" calcext:value-type="float">
            <text:p>626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nburg/Weser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NI</text:p>
          </table:table-cell>
          <table:table-cell office:value-type="float" office:value="121386" calcext:value-type="float">
            <text:p>121386</text:p>
          </table:table-cell>
          <table:table-cell office:value-type="float" office:value="1398.97" calcext:value-type="float">
            <text:p>1398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friesland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H</text:p>
          </table:table-cell>
          <table:table-cell office:value-type="float" office:value="165507" calcext:value-type="float">
            <text:p>165507</text:p>
          </table:table-cell>
          <table:table-cell office:value-type="float" office:value="2082.96" calcext:value-type="float">
            <text:p>2082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hausen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TH</text:p>
          </table:table-cell>
          <table:table-cell office:value-type="float" office:value="83822" calcext:value-type="float">
            <text:p>83822</text:p>
          </table:table-cell>
          <table:table-cell office:value-type="float" office:value="713.9" calcext:value-type="float">
            <text:p>71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sachsen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SN</text:p>
          </table:table-cell>
          <table:table-cell office:value-type="float" office:value="197673" calcext:value-type="float">
            <text:p>197673</text:p>
          </table:table-cell>
          <table:table-cell office:value-type="float" office:value="2028.56" calcext:value-type="float">
            <text:p>202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westmecklenburg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MV</text:p>
          </table:table-cell>
          <table:table-cell office:value-type="float" office:value="156729" calcext:value-type="float">
            <text:p>156729</text:p>
          </table:table-cell>
          <table:table-cell office:value-type="float" office:value="2118.51" calcext:value-type="float">
            <text:p>2118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eim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NI</text:p>
          </table:table-cell>
          <table:table-cell office:value-type="float" office:value="132765" calcext:value-type="float">
            <text:p>132765</text:p>
          </table:table-cell>
          <table:table-cell office:value-type="float" office:value="1267.08" calcext:value-type="float">
            <text:p>1267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ürnberger Land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BY</text:p>
          </table:table-cell>
          <table:table-cell office:value-type="float" office:value="170365" calcext:value-type="float">
            <text:p>170365</text:p>
          </table:table-cell>
          <table:table-cell office:value-type="float" office:value="799.57" calcext:value-type="float">
            <text:p>799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allgäu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BY</text:p>
          </table:table-cell>
          <table:table-cell office:value-type="float" office:value="155362" calcext:value-type="float">
            <text:p>155362</text:p>
          </table:table-cell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bergischer Kreis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NW</text:p>
          </table:table-cell>
          <table:table-cell office:value-type="float" office:value="272471" calcext:value-type="float">
            <text:p>272471</text:p>
          </table:table-cell>
          <table:table-cell office:value-type="float" office:value="918.84" calcext:value-type="float">
            <text:p>918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havel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BB</text:p>
          </table:table-cell>
          <table:table-cell office:value-type="float" office:value="211249" calcext:value-type="float">
            <text:p>211249</text:p>
          </table:table-cell>
          <table:table-cell office:value-type="float" office:value="1808.18" calcext:value-type="float">
            <text:p>1808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spreewald-Lausitz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BB</text:p>
          </table:table-cell>
          <table:table-cell office:value-type="float" office:value="110476" calcext:value-type="float">
            <text:p>110476</text:p>
          </table:table-cell>
          <table:table-cell office:value-type="float" office:value="1223.08" calcext:value-type="float">
            <text:p>1223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HE</text:p>
          </table:table-cell>
          <table:table-cell office:value-type="float" office:value="96798" calcext:value-type="float">
            <text:p>96798</text:p>
          </table:table-cell>
          <table:table-cell office:value-type="float" office:value="623.98" calcext:value-type="float">
            <text:p>623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er-Spree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BB</text:p>
          </table:table-cell>
          <table:table-cell office:value-type="float" office:value="178658" calcext:value-type="float">
            <text:p>178658</text:p>
          </table:table-cell>
          <table:table-cell office:value-type="float" office:value="2256.78" calcext:value-type="float">
            <text:p>2256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HE</text:p>
          </table:table-cell>
          <table:table-cell office:value-type="float" office:value="354092" calcext:value-type="float">
            <text:p>354092</text:p>
          </table:table-cell>
          <table:table-cell office:value-type="float" office:value="356.3" calcext:value-type="float">
            <text:p>35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enbur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NI</text:p>
          </table:table-cell>
          <table:table-cell office:value-type="float" office:value="130144" calcext:value-type="float">
            <text:p>130144</text:p>
          </table:table-cell>
          <table:table-cell office:value-type="float" office:value="1063.16" calcext:value-type="float">
            <text:p>1063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pe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NW</text:p>
          </table:table-cell>
          <table:table-cell office:value-type="float" office:value="134775" calcext:value-type="float">
            <text:p>134775</text:p>
          </table:table-cell>
          <table:table-cell office:value-type="float" office:value="712.14" calcext:value-type="float">
            <text:p>712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tenaukreis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BW</text:p>
          </table:table-cell>
          <table:table-cell office:value-type="float" office:value="429479" calcext:value-type="float">
            <text:p>429479</text:p>
          </table:table-cell>
          <table:table-cell office:value-type="float" office:value="1860.81" calcext:value-type="float">
            <text:p>1860,81</text:p>
          </table:table-cell>
          <table:table-cell office:value-type="string" calcext:value-type="string">
            <text:p>https://www.ortenaukreis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Osnabrück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NI</text:p>
          </table:table-cell>
          <table:table-cell office:value-type="float" office:value="357343" calcext:value-type="float">
            <text:p>357343</text:p>
          </table:table-cell>
          <table:table-cell office:value-type="float" office:value="2121.63" calcext:value-type="float">
            <text:p>212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albkreis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BW</text:p>
          </table:table-cell>
          <table:table-cell office:value-type="float" office:value="314002" calcext:value-type="float">
            <text:p>314002</text:p>
          </table:table-cell>
          <table:table-cell office:value-type="float" office:value="1511.54" calcext:value-type="float">
            <text:p>1511,54</text:p>
          </table:table-cell>
          <table:table-cell office:value-type="string" calcext:value-type="string">
            <text:p>https://www.ostalbkreis.de/sixcms/detail.php?_topnav=36&amp;_sub1=31788&amp;_sub2=32062&amp;_sub3=292448&amp;id=292450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stallgäu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BY</text:p>
          </table:table-cell>
          <table:table-cell office:value-type="float" office:value="140316" calcext:value-type="float">
            <text:p>140316</text:p>
          </table:table-cell>
          <table:table-cell office:value-type="float" office:value="1394.91" calcext:value-type="float">
            <text:p>1394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holz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NI</text:p>
          </table:table-cell>
          <table:table-cell office:value-type="float" office:value="113517" calcext:value-type="float">
            <text:p>113517</text:p>
          </table:table-cell>
          <table:table-cell office:value-type="float" office:value="650.81" calcext:value-type="float">
            <text:p>650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holstein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H</text:p>
          </table:table-cell>
          <table:table-cell office:value-type="float" office:value="200581" calcext:value-type="float">
            <text:p>200581</text:p>
          </table:table-cell>
          <table:table-cell office:value-type="float" office:value="1392.55" calcext:value-type="float">
            <text:p>139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prignitz-Ruppin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BB</text:p>
          </table:table-cell>
          <table:table-cell office:value-type="float" office:value="99078" calcext:value-type="float">
            <text:p>99078</text:p>
          </table:table-cell>
          <table:table-cell office:value-type="float" office:value="2526.55" calcext:value-type="float">
            <text:p>2526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derborn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NW</text:p>
          </table:table-cell>
          <table:table-cell office:value-type="float" office:value="306890" calcext:value-type="float">
            <text:p>306890</text:p>
          </table:table-cell>
          <table:table-cell office:value-type="float" office:value="1246.8" calcext:value-type="float">
            <text:p>124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au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BY</text:p>
          </table:table-cell>
          <table:table-cell office:value-type="float" office:value="192043" calcext:value-type="float">
            <text:p>192043</text:p>
          </table:table-cell>
          <table:table-cell office:value-type="float" office:value="1530.29" calcext:value-type="float">
            <text:p>1530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e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NI</text:p>
          </table:table-cell>
          <table:table-cell office:value-type="float" office:value="133965" calcext:value-type="float">
            <text:p>133965</text:p>
          </table:table-cell>
          <table:table-cell office:value-type="float" office:value="534.97" calcext:value-type="float">
            <text:p>534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affenhofen an der Ilm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BY</text:p>
          </table:table-cell>
          <table:table-cell office:value-type="float" office:value="127151" calcext:value-type="float">
            <text:p>127151</text:p>
          </table:table-cell>
          <table:table-cell office:value-type="float" office:value="761.14" calcext:value-type="float">
            <text:p>761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eberg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H</text:p>
          </table:table-cell>
          <table:table-cell office:value-type="float" office:value="314391" calcext:value-type="float">
            <text:p>314391</text:p>
          </table:table-cell>
          <table:table-cell office:value-type="float" office:value="664.28" calcext:value-type="float">
            <text:p>664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ön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SH</text:p>
          </table:table-cell>
          <table:table-cell office:value-type="float" office:value="128647" calcext:value-type="float">
            <text:p>128647</text:p>
          </table:table-cell>
          <table:table-cell office:value-type="float" office:value="1083.17" calcext:value-type="float">
            <text:p>1083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sdam-Mittelmark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BB</text:p>
          </table:table-cell>
          <table:table-cell office:value-type="float" office:value="214664" calcext:value-type="float">
            <text:p>214664</text:p>
          </table:table-cell>
          <table:table-cell office:value-type="float" office:value="2591.61" calcext:value-type="float">
            <text:p>2591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gnitz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BB</text:p>
          </table:table-cell>
          <table:table-cell office:value-type="float" office:value="76508" calcext:value-type="float">
            <text:p>76508</text:p>
          </table:table-cell>
          <table:table-cell office:value-type="float" office:value="2138.61" calcext:value-type="float">
            <text:p>2138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tatt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BW</text:p>
          </table:table-cell>
          <table:table-cell office:value-type="float" office:value="231018" calcext:value-type="float">
            <text:p>231018</text:p>
          </table:table-cell>
          <table:table-cell office:value-type="float" office:value="738.75" calcext:value-type="float">
            <text:p>738,75</text:p>
          </table:table-cell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avensburg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BW</text:p>
          </table:table-cell>
          <table:table-cell office:value-type="float" office:value="284285" calcext:value-type="float">
            <text:p>284285</text:p>
          </table:table-cell>
          <table:table-cell office:value-type="float" office:value="1631.86" calcext:value-type="float">
            <text:p>1631,86</text:p>
          </table:table-cell>
          <table:table-cell office:value-type="string" calcext:value-type="string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Recklinghausen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NW</text:p>
          </table:table-cell>
          <table:table-cell office:value-type="float" office:value="615261" calcext:value-type="float">
            <text:p>615261</text:p>
          </table:table-cell>
          <table:table-cell office:value-type="float" office:value="761.31" calcext:value-type="float">
            <text:p>76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9276" calcext:value-type="float">
            <text:p>9276</text:p>
          </table:table-cell>
          <table:table-cell office:value-type="string" calcext:value-type="string">
            <text:p>BY</text:p>
          </table:table-cell>
          <table:table-cell office:value-type="float" office:value="77656" calcext:value-type="float">
            <text:p>77656</text:p>
          </table:table-cell>
          <table:table-cell office:value-type="float" office:value="974.92" calcext:value-type="float">
            <text:p>974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sburg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BY</text:p>
          </table:table-cell>
          <table:table-cell office:value-type="float" office:value="193572" calcext:value-type="float">
            <text:p>193572</text:p>
          </table:table-cell>
          <table:table-cell office:value-type="float" office:value="1391.9" calcext:value-type="float">
            <text:p>139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s-Murr-Kreis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BW</text:p>
          </table:table-cell>
          <table:table-cell office:value-type="float" office:value="426158" calcext:value-type="float">
            <text:p>426158</text:p>
          </table:table-cell>
          <table:table-cell office:value-type="float" office:value="858.13" calcext:value-type="float">
            <text:p>858,13</text:p>
          </table:table-cell>
          <table:table-cell office:value-type="string" calcext:value-type="string">
            <text:p>https://www.rems-murr-kreis.de/jugend-gesundheit-soziales/gesundheit/coronavirus-aktuelle-informationen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ndsburg-Eckernförd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H</text:p>
          </table:table-cell>
          <table:table-cell office:value-type="float" office:value="272775" calcext:value-type="float">
            <text:p>272775</text:p>
          </table:table-cell>
          <table:table-cell office:value-type="float" office:value="2189.17" calcext:value-type="float">
            <text:p>2189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tlingen</text:p>
          </table:table-cell>
          <table:table-cell office:value-type="float" office:value="8415" calcext:value-type="float">
            <text:p>8415</text:p>
          </table:table-cell>
          <table:table-cell office:value-type="string" calcext:value-type="string">
            <text:p>BW</text:p>
          </table:table-cell>
          <table:table-cell office:value-type="float" office:value="286748" calcext:value-type="float">
            <text:p>286748</text:p>
          </table:table-cell>
          <table:table-cell office:value-type="float" office:value="1092.74" calcext:value-type="float">
            <text:p>1092,74</text:p>
          </table:table-cell>
          <table:table-cell office:value-type="string" calcext:value-type="string">
            <text:p>https://www.kreis-reutlingen.de/de/Aktuelles/Landkreis-aktuell/Landkreis-aktuell?view=publish&amp;item=article&amp;id=192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hein-Erft-Kreis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NW</text:p>
          </table:table-cell>
          <table:table-cell office:value-type="float" office:value="470089" calcext:value-type="float">
            <text:p>470089</text:p>
          </table:table-cell>
          <table:table-cell office:value-type="float" office:value="704.71" calcext:value-type="float">
            <text:p>704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Hunsrück-Krei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RP</text:p>
          </table:table-cell>
          <table:table-cell office:value-type="float" office:value="102937" calcext:value-type="float">
            <text:p>102937</text:p>
          </table:table-cell>
          <table:table-cell office:value-type="float" office:value="991.12" calcext:value-type="float">
            <text:p>991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Kreis Neuss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NW</text:p>
          </table:table-cell>
          <table:table-cell office:value-type="float" office:value="451007" calcext:value-type="float">
            <text:p>451007</text:p>
          </table:table-cell>
          <table:table-cell office:value-type="float" office:value="576.52" calcext:value-type="float">
            <text:p>576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Lahn-Kreis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RP</text:p>
          </table:table-cell>
          <table:table-cell office:value-type="float" office:value="122308" calcext:value-type="float">
            <text:p>122308</text:p>
          </table:table-cell>
          <table:table-cell office:value-type="float" office:value="782.29" calcext:value-type="float">
            <text:p>782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Neckar-Kreis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BW</text:p>
          </table:table-cell>
          <table:table-cell office:value-type="float" office:value="547625" calcext:value-type="float">
            <text:p>547625</text:p>
          </table:table-cell>
          <table:table-cell office:value-type="float" office:value="1061.7" calcext:value-type="float">
            <text:p>1061,7</text:p>
          </table:table-cell>
          <table:table-cell office:value-type="string" calcext:value-type="string">
            <text:p>https://www.rhein-neckar-kreis.de/,Lde/start/landratsamt/coronavirus+-+faq.ht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hein-Pfalz-Kreis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RP</text:p>
          </table:table-cell>
          <table:table-cell office:value-type="float" office:value="154201" calcext:value-type="float">
            <text:p>154201</text:p>
          </table:table-cell>
          <table:table-cell office:value-type="float" office:value="304.92" calcext:value-type="float">
            <text:p>304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Sieg-Kreis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NW</text:p>
          </table:table-cell>
          <table:table-cell office:value-type="float" office:value="599780" calcext:value-type="float">
            <text:p>599780</text:p>
          </table:table-cell>
          <table:table-cell office:value-type="float" office:value="1153.21" calcext:value-type="float">
            <text:p>1153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HE</text:p>
          </table:table-cell>
          <table:table-cell office:value-type="float" office:value="187157" calcext:value-type="float">
            <text:p>187157</text:p>
          </table:table-cell>
          <table:table-cell office:value-type="float" office:value="811.48" calcext:value-type="float">
            <text:p>811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isch-Bergischer Kreis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NW</text:p>
          </table:table-cell>
          <table:table-cell office:value-type="float" office:value="283455" calcext:value-type="float">
            <text:p>283455</text:p>
          </table:table-cell>
          <table:table-cell office:value-type="float" office:value="437.32" calcext:value-type="float">
            <text:p>437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ön-Grabfeld</text:p>
          </table:table-cell>
          <table:table-cell office:value-type="float" office:value="9673" calcext:value-type="float">
            <text:p>9673</text:p>
          </table:table-cell>
          <table:table-cell office:value-type="string" calcext:value-type="string">
            <text:p>BY</text:p>
          </table:table-cell>
          <table:table-cell office:value-type="float" office:value="79690" calcext:value-type="float">
            <text:p>79690</text:p>
          </table:table-cell>
          <table:table-cell office:value-type="float" office:value="1021.77" calcext:value-type="float">
            <text:p>1021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enheim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BY</text:p>
          </table:table-cell>
          <table:table-cell office:value-type="float" office:value="260983" calcext:value-type="float">
            <text:p>260983</text:p>
          </table:table-cell>
          <table:table-cell office:value-type="float" office:value="1439.54" calcext:value-type="float">
            <text:p>1439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tock</text:p>
          </table:table-cell>
          <table:table-cell office:value-type="float" office:value="13072" calcext:value-type="float">
            <text:p>13072</text:p>
          </table:table-cell>
          <table:table-cell office:value-type="string" calcext:value-type="string">
            <text:p>MV</text:p>
          </table:table-cell>
          <table:table-cell office:value-type="float" office:value="215113" calcext:value-type="float">
            <text:p>215113</text:p>
          </table:table-cell>
          <table:table-cell office:value-type="float" office:value="3422.51" calcext:value-type="float">
            <text:p>3422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enburg (Wümme)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NI</text:p>
          </table:table-cell>
          <table:table-cell office:value-type="float" office:value="163455" calcext:value-type="float">
            <text:p>163455</text:p>
          </table:table-cell>
          <table:table-cell office:value-type="float" office:value="2070.45" calcext:value-type="float">
            <text:p>2070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BY</text:p>
          </table:table-cell>
          <table:table-cell office:value-type="float" office:value="126958" calcext:value-type="float">
            <text:p>126958</text:p>
          </table:table-cell>
          <table:table-cell office:value-type="float" office:value="895.39" calcext:value-type="float">
            <text:p>895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tal-Inn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BY</text:p>
          </table:table-cell>
          <table:table-cell office:value-type="float" office:value="120659" calcext:value-type="float">
            <text:p>120659</text:p>
          </table:table-cell>
          <table:table-cell office:value-type="float" office:value="1281.42" calcext:value-type="float">
            <text:p>128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tweil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BW</text:p>
          </table:table-cell>
          <table:table-cell office:value-type="float" office:value="139455" calcext:value-type="float">
            <text:p>139455</text:p>
          </table:table-cell>
          <table:table-cell office:value-type="float" office:value="769.4" calcext:value-type="float">
            <text:p>769,4</text:p>
          </table:table-cell>
          <table:table-cell office:value-type="string" calcext:value-type="string">
            <text:p>https://www.rottweil.de/de/Stadt-Buerger/Aktuelles/Aktuelle-Infos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aale-Holzland-Kreis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TH</text:p>
          </table:table-cell>
          <table:table-cell office:value-type="float" office:value="83051" calcext:value-type="float">
            <text:p>83051</text:p>
          </table:table-cell>
          <table:table-cell office:value-type="float" office:value="815.24" calcext:value-type="float">
            <text:p>815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-Orla-Kreis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TH</text:p>
          </table:table-cell>
          <table:table-cell office:value-type="float" office:value="80868" calcext:value-type="float">
            <text:p>80868</text:p>
          </table:table-cell>
          <table:table-cell office:value-type="float" office:value="1151.3" calcext:value-type="float">
            <text:p>115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kreis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ST</text:p>
          </table:table-cell>
          <table:table-cell office:value-type="float" office:value="184582" calcext:value-type="float">
            <text:p>184582</text:p>
          </table:table-cell>
          <table:table-cell office:value-type="float" office:value="1433.67" calcext:value-type="float">
            <text:p>1433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feld-Rudolstadt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TH</text:p>
          </table:table-cell>
          <table:table-cell office:value-type="float" office:value="104142" calcext:value-type="float">
            <text:p>104142</text:p>
          </table:table-cell>
          <table:table-cell office:value-type="float" office:value="1036.03" calcext:value-type="float">
            <text:p>1036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rbrücken, Regionalverband[FN 1]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SL</text:p>
          </table:table-cell>
          <table:table-cell office:value-type="float" office:value="329708" calcext:value-type="float">
            <text:p>329708</text:p>
          </table:table-cell>
          <table:table-cell office:value-type="float" office:value="410.64" calcext:value-type="float">
            <text:p>410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rlouis</text:p>
          </table:table-cell>
          <table:table-cell office:value-type="float" office:value="10044" calcext:value-type="float">
            <text:p>10044</text:p>
          </table:table-cell>
          <table:table-cell office:value-type="string" calcext:value-type="string">
            <text:p>SL</text:p>
          </table:table-cell>
          <table:table-cell office:value-type="float" office:value="195201" calcext:value-type="float">
            <text:p>195201</text:p>
          </table:table-cell>
          <table:table-cell office:value-type="float" office:value="459.05" calcext:value-type="float">
            <text:p>459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rpfalz-Kreis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SL</text:p>
          </table:table-cell>
          <table:table-cell office:value-type="float" office:value="142631" calcext:value-type="float">
            <text:p>142631</text:p>
          </table:table-cell>
          <table:table-cell office:value-type="float" office:value="418.4" calcext:value-type="float">
            <text:p>41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ächsische Schweiz-Osterzgebirge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SN</text:p>
          </table:table-cell>
          <table:table-cell office:value-type="float" office:value="245611" calcext:value-type="float">
            <text:p>245611</text:p>
          </table:table-cell>
          <table:table-cell office:value-type="float" office:value="1654.19" calcext:value-type="float">
            <text:p>165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zlandkreis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ST</text:p>
          </table:table-cell>
          <table:table-cell office:value-type="float" office:value="190560" calcext:value-type="float">
            <text:p>190560</text:p>
          </table:table-cell>
          <table:table-cell office:value-type="float" office:value="1426.76" calcext:value-type="float">
            <text:p>1426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mburg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NI</text:p>
          </table:table-cell>
          <table:table-cell office:value-type="float" office:value="157781" calcext:value-type="float">
            <text:p>157781</text:p>
          </table:table-cell>
          <table:table-cell office:value-type="float" office:value="675.57" calcext:value-type="float">
            <text:p>675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leswig-Flensburg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H</text:p>
          </table:table-cell>
          <table:table-cell office:value-type="float" office:value="200025" calcext:value-type="float">
            <text:p>200025</text:p>
          </table:table-cell>
          <table:table-cell office:value-type="float" office:value="2071.14" calcext:value-type="float">
            <text:p>2071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alkalden-Meiningen</text:p>
          </table:table-cell>
          <table:table-cell office:value-type="float" office:value="16066" calcext:value-type="float">
            <text:p>16066</text:p>
          </table:table-cell>
          <table:table-cell office:value-type="string" calcext:value-type="string">
            <text:p>TH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1.2" calcext:value-type="float">
            <text:p>125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äbisch Hall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BW</text:p>
          </table:table-cell>
          <table:table-cell office:value-type="float" office:value="195861" calcext:value-type="float">
            <text:p>195861</text:p>
          </table:table-cell>
          <table:table-cell office:value-type="float" office:value="1483.97" calcext:value-type="float">
            <text:p>1483,97</text:p>
          </table:table-cell>
          <table:table-cell office:value-type="string" calcext:value-type="string">
            <text:p>https://www.lrasha.de/index.php?id=953?&amp;no_cache=1&amp;publish[id]=1107342&amp;publish[start]=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HE</text:p>
          </table:table-cell>
          <table:table-cell office:value-type="float" office:value="180222" calcext:value-type="float">
            <text:p>180222</text:p>
          </table:table-cell>
          <table:table-cell office:value-type="float" office:value="1538.51" calcext:value-type="float">
            <text:p>1538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ndorf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BY</text:p>
          </table:table-cell>
          <table:table-cell office:value-type="float" office:value="147189" calcext:value-type="float">
            <text:p>147189</text:p>
          </table:table-cell>
          <table:table-cell office:value-type="float" office:value="1464.97" calcext:value-type="float">
            <text:p>1464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wald-Baar-Kreis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BW</text:p>
          </table:table-cell>
          <table:table-cell office:value-type="float" office:value="212381" calcext:value-type="float">
            <text:p>212381</text:p>
          </table:table-cell>
          <table:table-cell office:value-type="float" office:value="1025.27" calcext:value-type="float">
            <text:p>1025,27</text:p>
          </table:table-cell>
          <table:table-cell office:value-type="string" calcext:value-type="string">
            <text:p>https://www.lrasbk.de/Kurzmen%C3%BC/Startseite/Infos-zum-Coronavirus.php?object=tx,2961.5&amp;ModID=7&amp;FID=2961.13112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Schweinfurt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BY</text:p>
          </table:table-cell>
          <table:table-cell office:value-type="float" office:value="115106" calcext:value-type="float">
            <text:p>115106</text:p>
          </table:table-cell>
          <table:table-cell office:value-type="float" office:value="841.46" calcext:value-type="float">
            <text:p>841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eber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H</text:p>
          </table:table-cell>
          <table:table-cell office:value-type="float" office:value="276032" calcext:value-type="float">
            <text:p>276032</text:p>
          </table:table-cell>
          <table:table-cell office:value-type="float" office:value="1344.39" calcext:value-type="float">
            <text:p>1344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n-Wittgenstein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NW</text:p>
          </table:table-cell>
          <table:table-cell office:value-type="float" office:value="278210" calcext:value-type="float">
            <text:p>278210</text:p>
          </table:table-cell>
          <table:table-cell office:value-type="float" office:value="1132.89" calcext:value-type="float">
            <text:p>1132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ringen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BW</text:p>
          </table:table-cell>
          <table:table-cell office:value-type="float" office:value="130873" calcext:value-type="float">
            <text:p>130873</text:p>
          </table:table-cell>
          <table:table-cell office:value-type="float" office:value="1204.34" calcext:value-type="float">
            <text:p>1204,34</text:p>
          </table:table-cell>
          <table:table-cell office:value-type="string" calcext:value-type="string">
            <text:p>https://www.landkreis-sigmaringen.de/de/Landratsamt/Kreisverwaltung/Fachbereiche/Gesundheit/Informationen-zum-neuartigen-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oest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NW</text:p>
          </table:table-cell>
          <table:table-cell office:value-type="float" office:value="301902" calcext:value-type="float">
            <text:p>301902</text:p>
          </table:table-cell>
          <table:table-cell office:value-type="float" office:value="1328.63" calcext:value-type="float">
            <text:p>1328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ömmerda</text:p>
          </table:table-cell>
          <table:table-cell office:value-type="float" office:value="16068" calcext:value-type="float">
            <text:p>16068</text:p>
          </table:table-cell>
          <table:table-cell office:value-type="string" calcext:value-type="string">
            <text:p>TH</text:p>
          </table:table-cell>
          <table:table-cell office:value-type="float" office:value="69655" calcext:value-type="float">
            <text:p>69655</text:p>
          </table:table-cell>
          <table:table-cell office:value-type="float" office:value="806.86" calcext:value-type="float">
            <text:p>806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berg</text:p>
          </table:table-cell>
          <table:table-cell office:value-type="float" office:value="16072" calcext:value-type="float">
            <text:p>16072</text:p>
          </table:table-cell>
          <table:table-cell office:value-type="string" calcext:value-type="string">
            <text:p>TH</text:p>
          </table:table-cell>
          <table:table-cell office:value-type="float" office:value="58410" calcext:value-type="float">
            <text:p>58410</text:p>
          </table:table-cell>
          <table:table-cell office:value-type="float" office:value="433.61" calcext:value-type="float">
            <text:p>433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e-Neiße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BB</text:p>
          </table:table-cell>
          <table:table-cell office:value-type="float" office:value="114429" calcext:value-type="float">
            <text:p>114429</text:p>
          </table:table-cell>
          <table:table-cell office:value-type="float" office:value="1657.45" calcext:value-type="float">
            <text:p>1657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Wendel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SL</text:p>
          </table:table-cell>
          <table:table-cell office:value-type="float" office:value="87397" calcext:value-type="float">
            <text:p>87397</text:p>
          </table:table-cell>
          <table:table-cell office:value-type="float" office:value="476.22" calcext:value-type="float">
            <text:p>476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e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NI</text:p>
          </table:table-cell>
          <table:table-cell office:value-type="float" office:value="203102" calcext:value-type="float">
            <text:p>203102</text:p>
          </table:table-cell>
          <table:table-cell office:value-type="float" office:value="1266.02" calcext:value-type="float">
            <text:p>1266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tkreis BadenBaden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adtkreis Ulm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arnberg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BY</text:p>
          </table:table-cell>
          <table:table-cell office:value-type="float" office:value="136092" calcext:value-type="float">
            <text:p>136092</text:p>
          </table:table-cell>
          <table:table-cell office:value-type="float" office:value="487.71" calcext:value-type="float">
            <text:p>487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bur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H</text:p>
          </table:table-cell>
          <table:table-cell office:value-type="float" office:value="131347" calcext:value-type="float">
            <text:p>131347</text:p>
          </table:table-cell>
          <table:table-cell office:value-type="float" office:value="1056.13" calcext:value-type="float">
            <text:p>1056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furt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NW</text:p>
          </table:table-cell>
          <table:table-cell office:value-type="float" office:value="447614" calcext:value-type="float">
            <text:p>447614</text:p>
          </table:table-cell>
          <table:table-cell office:value-type="float" office:value="1795.76" calcext:value-type="float">
            <text:p>1795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ndal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ST</text:p>
          </table:table-cell>
          <table:table-cell office:value-type="float" office:value="111982" calcext:value-type="float">
            <text:p>111982</text:p>
          </table:table-cell>
          <table:table-cell office:value-type="float" office:value="2423.16" calcext:value-type="float">
            <text:p>2423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mar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H</text:p>
          </table:table-cell>
          <table:table-cell office:value-type="float" office:value="243196" calcext:value-type="float">
            <text:p>243196</text:p>
          </table:table-cell>
          <table:table-cell office:value-type="float" office:value="766.33" calcext:value-type="float">
            <text:p>766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ubing-Bogen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BY</text:p>
          </table:table-cell>
          <table:table-cell office:value-type="float" office:value="100649" calcext:value-type="float">
            <text:p>100649</text:p>
          </table:table-cell>
          <table:table-cell office:value-type="float" office:value="1201.94" calcext:value-type="float">
            <text:p>1201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üdliche Weinstraße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RP</text:p>
          </table:table-cell>
          <table:table-cell office:value-type="float" office:value="110356" calcext:value-type="float">
            <text:p>110356</text:p>
          </table:table-cell>
          <table:table-cell office:value-type="float" office:value="639.83" calcext:value-type="float">
            <text:p>639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üdwestpfalz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RP</text:p>
          </table:table-cell>
          <table:table-cell office:value-type="float" office:value="95113" calcext:value-type="float">
            <text:p>95113</text:p>
          </table:table-cell>
          <table:table-cell office:value-type="float" office:value="953.65" calcext:value-type="float">
            <text:p>953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tow-Fläming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BB</text:p>
          </table:table-cell>
          <table:table-cell office:value-type="float" office:value="168296" calcext:value-type="float">
            <text:p>168296</text:p>
          </table:table-cell>
          <table:table-cell office:value-type="float" office:value="2104.19" calcext:value-type="float">
            <text:p>210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schenreuth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Y</text:p>
          </table:table-cell>
          <table:table-cell office:value-type="float" office:value="72504" calcext:value-type="float">
            <text:p>72504</text:p>
          </table:table-cell>
          <table:table-cell office:value-type="float" office:value="1084.23" calcext:value-type="float">
            <text:p>1084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unstein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BY</text:p>
          </table:table-cell>
          <table:table-cell office:value-type="float" office:value="177089" calcext:value-type="float">
            <text:p>177089</text:p>
          </table:table-cell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er-Saarburg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RP</text:p>
          </table:table-cell>
          <table:table-cell office:value-type="float" office:value="148945" calcext:value-type="float">
            <text:p>148945</text:p>
          </table:table-cell>
          <table:table-cell office:value-type="float" office:value="1101.49" calcext:value-type="float">
            <text:p>1101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übingen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BW</text:p>
          </table:table-cell>
          <table:table-cell office:value-type="float" office:value="227331" calcext:value-type="float">
            <text:p>227331</text:p>
          </table:table-cell>
          <table:table-cell office:value-type="float" office:value="519.2" calcext:value-type="float">
            <text:p>519,2</text:p>
          </table:table-cell>
          <table:table-cell office:value-type="string" calcext:value-type="string">
            <text:p>https://www.kreis-tuebingen.de/Startseite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uttlingen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BW</text:p>
          </table:table-cell>
          <table:table-cell office:value-type="float" office:value="140152" calcext:value-type="float">
            <text:p>140152</text:p>
          </table:table-cell>
          <table:table-cell office:value-type="float" office:value="734.35" calcext:value-type="float">
            <text:p>734,35</text:p>
          </table:table-cell>
          <table:table-cell office:value-type="string" calcext:value-type="string">
            <text:p>https://www.landkreis-tuttlingen.de/Quicknavigation/Start/index.php?NavID=2527.35.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Uckermark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BB</text:p>
          </table:table-cell>
          <table:table-cell office:value-type="float" office:value="119552" calcext:value-type="float">
            <text:p>119552</text:p>
          </table:table-cell>
          <table:table-cell office:value-type="float" office:value="3076.93" calcext:value-type="float">
            <text:p>3076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elzen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NI</text:p>
          </table:table-cell>
          <table:table-cell office:value-type="float" office:value="92572" calcext:value-type="float">
            <text:p>92572</text:p>
          </table:table-cell>
          <table:table-cell office:value-type="float" office:value="1454.22" calcext:value-type="float">
            <text:p>1454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a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NW</text:p>
          </table:table-cell>
          <table:table-cell office:value-type="float" office:value="394782" calcext:value-type="float">
            <text:p>394782</text:p>
          </table:table-cell>
          <table:table-cell office:value-type="float" office:value="543.21" calcext:value-type="float">
            <text:p>543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trut-Hainich-Kreis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TH</text:p>
          </table:table-cell>
          <table:table-cell office:value-type="float" office:value="102912" calcext:value-type="float">
            <text:p>102912</text:p>
          </table:table-cell>
          <table:table-cell office:value-type="float" office:value="979.69" calcext:value-type="float">
            <text:p>979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terallgäu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BY</text:p>
          </table:table-cell>
          <table:table-cell office:value-type="float" office:value="144041" calcext:value-type="float">
            <text:p>144041</text:p>
          </table:table-cell>
          <table:table-cell office:value-type="float" office:value="1230.06" calcext:value-type="float">
            <text:p>1230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hta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NI</text:p>
          </table:table-cell>
          <table:table-cell office:value-type="float" office:value="141598" calcext:value-type="float">
            <text:p>141598</text:p>
          </table:table-cell>
          <table:table-cell office:value-type="float" office:value="812.63" calcext:value-type="float">
            <text:p>812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den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NI</text:p>
          </table:table-cell>
          <table:table-cell office:value-type="float" office:value="136792" calcext:value-type="float">
            <text:p>136792</text:p>
          </table:table-cell>
          <table:table-cell office:value-type="float" office:value="787.97" calcext:value-type="float">
            <text:p>787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rsen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NW</text:p>
          </table:table-cell>
          <table:table-cell office:value-type="float" office:value="298935" calcext:value-type="float">
            <text:p>298935</text:p>
          </table:table-cell>
          <table:table-cell office:value-type="float" office:value="563.28" calcext:value-type="float">
            <text:p>563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E</text:p>
          </table:table-cell>
          <table:table-cell office:value-type="float" office:value="105878" calcext:value-type="float">
            <text:p>105878</text:p>
          </table:table-cell>
          <table:table-cell office:value-type="float" office:value="1458.99" calcext:value-type="float">
            <text:p>1458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gtlandkreis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SN</text:p>
          </table:table-cell>
          <table:table-cell office:value-type="float" office:value="227796" calcext:value-type="float">
            <text:p>227796</text:p>
          </table:table-cell>
          <table:table-cell office:value-type="float" office:value="1412.42" calcext:value-type="float">
            <text:p>1412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pommern-Greifswald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MV</text:p>
          </table:table-cell>
          <table:table-cell office:value-type="float" office:value="236697" calcext:value-type="float">
            <text:p>236697</text:p>
          </table:table-cell>
          <table:table-cell office:value-type="float" office:value="3929.73" calcext:value-type="float">
            <text:p>3929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pommern-Rügen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MV</text:p>
          </table:table-cell>
          <table:table-cell office:value-type="float" office:value="224684" calcext:value-type="float">
            <text:p>224684</text:p>
          </table:table-cell>
          <table:table-cell office:value-type="float" office:value="3207.37" calcext:value-type="float">
            <text:p>3207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kaneifel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RP</text:p>
          </table:table-cell>
          <table:table-cell office:value-type="float" office:value="60603" calcext:value-type="float">
            <text:p>60603</text:p>
          </table:table-cell>
          <table:table-cell office:value-type="float" office:value="911.02" calcext:value-type="float">
            <text:p>911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HE</text:p>
          </table:table-cell>
          <table:table-cell office:value-type="float" office:value="156953" calcext:value-type="float">
            <text:p>156953</text:p>
          </table:table-cell>
          <table:table-cell office:value-type="float" office:value="1848.44" calcext:value-type="float">
            <text:p>1848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shut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BW</text:p>
          </table:table-cell>
          <table:table-cell office:value-type="float" office:value="170619" calcext:value-type="float">
            <text:p>170619</text:p>
          </table:table-cell>
          <table:table-cell office:value-type="float" office:value="1131.15" calcext:value-type="float">
            <text:p>1131,15</text:p>
          </table:table-cell>
          <table:table-cell office:value-type="string" calcext:value-type="string">
            <text:p>https://www.landkreis-waldshut.de/aktuelles/informationen-zum-neuartigen-coronavirus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Warendorf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NW</text:p>
          </table:table-cell>
          <table:table-cell office:value-type="float" office:value="277783" calcext:value-type="float">
            <text:p>277783</text:p>
          </table:table-cell>
          <table:table-cell office:value-type="float" office:value="1319.41" calcext:value-type="float">
            <text:p>1319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tburgkreis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TH</text:p>
          </table:table-cell>
          <table:table-cell office:value-type="float" office:value="119726" calcext:value-type="float">
            <text:p>119726</text:p>
          </table:table-cell>
          <table:table-cell office:value-type="float" office:value="1267.26" calcext:value-type="float">
            <text:p>12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lheim-Schongau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BY</text:p>
          </table:table-cell>
          <table:table-cell office:value-type="float" office:value="135348" calcext:value-type="float">
            <text:p>135348</text:p>
          </table:table-cell>
          <table:table-cell office:value-type="float" office:value="966.37" calcext:value-type="float">
            <text:p>966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marer Land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TH</text:p>
          </table:table-cell>
          <table:table-cell office:value-type="float" office:value="81947" calcext:value-type="float">
            <text:p>81947</text:p>
          </table:table-cell>
          <table:table-cell office:value-type="float" office:value="804.48" calcext:value-type="float">
            <text:p>80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ßenburg-Gunzenhausen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BY</text:p>
          </table:table-cell>
          <table:table-cell office:value-type="float" office:value="94393" calcext:value-type="float">
            <text:p>94393</text:p>
          </table:table-cell>
          <table:table-cell office:value-type="float" office:value="970.91" calcext:value-type="float">
            <text:p>970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ra-Meißner-Kreis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HE</text:p>
          </table:table-cell>
          <table:table-cell office:value-type="float" office:value="101017" calcext:value-type="float">
            <text:p>101017</text:p>
          </table:table-cell>
          <table:table-cell office:value-type="float" office:value="1024.7" calcext:value-type="float">
            <text:p>102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el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NW</text:p>
          </table:table-cell>
          <table:table-cell office:value-type="float" office:value="459809" calcext:value-type="float">
            <text:p>459809</text:p>
          </table:table-cell>
          <table:table-cell office:value-type="float" office:value="1042.8" calcext:value-type="float">
            <text:p>104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ermarsch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I</text:p>
          </table:table-cell>
          <table:table-cell office:value-type="float" office:value="88624" calcext:value-type="float">
            <text:p>88624</text:p>
          </table:table-cell>
          <table:table-cell office:value-type="float" office:value="822.01" calcext:value-type="float">
            <text:p>822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waldkreis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RP</text:p>
          </table:table-cell>
          <table:table-cell office:value-type="float" office:value="201597" calcext:value-type="float">
            <text:p>201597</text:p>
          </table:table-cell>
          <table:table-cell office:value-type="float" office:value="988.95" calcext:value-type="float">
            <text:p>988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HE</text:p>
          </table:table-cell>
          <table:table-cell office:value-type="float" office:value="306460" calcext:value-type="float">
            <text:p>306460</text:p>
          </table:table-cell>
          <table:table-cell office:value-type="float" office:value="1100.69" calcext:value-type="float">
            <text:p>1100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enberg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ST</text:p>
          </table:table-cell>
          <table:table-cell office:value-type="float" office:value="125840" calcext:value-type="float">
            <text:p>125840</text:p>
          </table:table-cell>
          <table:table-cell office:value-type="float" office:value="1930.31" calcext:value-type="float">
            <text:p>1930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mund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NI</text:p>
          </table:table-cell>
          <table:table-cell office:value-type="float" office:value="56882" calcext:value-type="float">
            <text:p>56882</text:p>
          </table:table-cell>
          <table:table-cell office:value-type="float" office:value="656.64" calcext:value-type="float">
            <text:p>656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enbüttel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I</text:p>
          </table:table-cell>
          <table:table-cell office:value-type="float" office:value="119960" calcext:value-type="float">
            <text:p>119960</text:p>
          </table:table-cell>
          <table:table-cell office:value-type="float" office:value="722.56" calcext:value-type="float">
            <text:p>722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unsiedel im Fichtelgebirg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BY</text:p>
          </table:table-cell>
          <table:table-cell office:value-type="float" office:value="73178" calcext:value-type="float">
            <text:p>73178</text:p>
          </table:table-cell>
          <table:table-cell office:value-type="float" office:value="606.43" calcext:value-type="float">
            <text:p>60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ürzburg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BY</text:p>
          </table:table-cell>
          <table:table-cell office:value-type="float" office:value="161834" calcext:value-type="float">
            <text:p>161834</text:p>
          </table:table-cell>
          <table:table-cell office:value-type="float" office:value="968.4" calcext:value-type="float">
            <text:p>96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llernalbkreis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BW</text:p>
          </table:table-cell>
          <table:table-cell office:value-type="float" office:value="188935" calcext:value-type="float">
            <text:p>188935</text:p>
          </table:table-cell>
          <table:table-cell office:value-type="float" office:value="917.72" calcext:value-type="float">
            <text:p>917,72</text:p>
          </table:table-cell>
          <table:table-cell office:value-type="string" calcext:value-type="string">
            <text:p>https://www.zollernalbkreis.de/aktuelles/nachrichten/antworten+auf+haeufig+gestellte+fragen+zum+neuartigen+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Zwickau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SN</text:p>
          </table:table-cell>
          <table:table-cell office:value-type="float" office:value="317531" calcext:value-type="float">
            <text:p>317531</text:p>
          </table:table-cell>
          <table:table-cell office:value-type="float" office:value="949.78" calcext:value-type="float">
            <text:p>949,7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abelle1.A1:Tabelle1.H29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.00.0000</text:date>, <text:time style:data-style-name="N2" text:time-value="13:25:45.1955149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2:33:56.789611133</meta:creation-date>
    <dc:date>2020-03-20T14:01:46.688770448</dc:date>
    <meta:editing-duration>PT35M47S</meta:editing-duration>
    <meta:editing-cycles>10</meta:editing-cycles>
    <meta:generator>LibreOffice/6.4.2.2$Linux_X86_64 LibreOffice_project/40$Build-2</meta:generator>
    <meta:document-statistic meta:table-count="1" meta:cell-count="1561" meta:object-count="0"/>
  </office:meta>
</office:document-meta>
</file>